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28.84mm"/>
    </style:style>
    <style:style style:name="co3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39.95mm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3">
      <style:table-properties table:display="true" style:writing-mode="lr-tb"/>
    </style:style>
    <style:style style:name="ta5" style:family="table" style:master-page-name="PageStyle_5f_Sheet12">
      <style:table-properties table:display="true" style:writing-mode="lr-tb"/>
    </style:style>
    <style:style style:name="ta6" style:family="table" style:master-page-name="PageStyle_5f_Sheet11">
      <style:table-properties table:display="true" style:writing-mode="lr-tb"/>
    </style:style>
    <style:style style:name="ta7" style:family="table" style:master-page-name="PageStyle_5f_Sheet10">
      <style:table-properties table:display="true" style:writing-mode="lr-tb"/>
    </style:style>
    <style:style style:name="ta8" style:family="table" style:master-page-name="PageStyle_5f_Sheet4">
      <style:table-properties table:display="true" style:writing-mode="lr-tb"/>
    </style:style>
    <style:style style:name="ta9" style:family="table" style:master-page-name="PageStyle_5f_Sheet5">
      <style:table-properties table:display="true" style:writing-mode="lr-tb"/>
    </style:style>
    <style:style style:name="ta10" style:family="table" style:master-page-name="PageStyle_5f_Sheet6">
      <style:table-properties table:display="true" style:writing-mode="lr-tb"/>
    </style:style>
    <style:style style:name="ta11" style:family="table" style:master-page-name="PageStyle_5f_Sheet7">
      <style:table-properties table:display="true" style:writing-mode="lr-tb"/>
    </style:style>
    <style:style style:name="ta12" style:family="table" style:master-page-name="PageStyle_5f_Sheet8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9">
      <style:table-properties table:display="true" style:writing-mode="lr-tb"/>
    </style:style>
    <style:style style:name="ta15" style:family="table" style:master-page-name="PageStyle_5f_Sheet1">
      <style:table-properties table:display="true" style:writing-mode="lr-tb"/>
    </style:style>
    <style:style style:name="ta16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text-position="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110">
      <style:table-cell-properties fo:background-color="transparent" style:rotation-align="none"/>
      <style:text-properties style:text-position=""/>
    </style:style>
    <style:style style:name="ce8" style:family="table-cell" style:parent-style-name="Default">
      <style:table-cell-properties fo:background-color="#000000" style:rotation-align="none"/>
      <style:text-properties style:text-position=""/>
    </style:style>
    <style:style style:name="ce9" style:family="table-cell" style:parent-style-name="Default" style:data-style-name="N10110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 style:data-style-name="N10112">
      <style:table-cell-properties fo:background-color="transparent" style:rotation-align="none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background-color="#ffff00" style:rotation-align="none"/>
    </style:style>
    <style:style style:name="ce16" style:family="table-cell" style:parent-style-name="Default" style:data-style-name="N10110">
      <style:table-cell-properties fo:background-color="transparent" style:rotation-align="none"/>
    </style:style>
    <style:style style:name="ce17" style:family="table-cell" style:parent-style-name="Default">
      <style:table-cell-properties fo:background-color="#000000" style:rotation-align="none"/>
    </style:style>
    <style:style style:name="ce18" style:family="table-cell" style:parent-style-name="Default" style:data-style-name="N1011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5">
        <office:forms form:automatic-focus="false" form:apply-design-mode="false"/>
        <table:table-column table:style-name="co1" table:number-columns-repeated="4" table:default-cell-style-name="ce10"/>
        <table:table-column table:style-name="co3" table:default-cell-style-name="ce10"/>
        <table:table-column table:style-name="co5" table:default-cell-style-name="ce10"/>
        <table:table-column table:style-name="co1" table:number-columns-repeated="1007" table:default-cell-style-name="ce10"/>
        <table:table-column table:style-name="co1" table:number-columns-repeated="3" table:default-cell-style-name="ce13"/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Gonad</text:p>
          </table:table-cell>
          <table:table-cell office:value-type="string" calcext:value-type="string">
            <text:p>GonadWeight</text:p>
          </table:table-cell>
          <table:table-cell office:value-type="string" calcext:value-type="string">
            <text:p>ProstateWeight</text:p>
          </table:table-cell>
          <table:table-cell office:value-type="string" calcext:value-type="string">
            <text:p>AnimalWeight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1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85" calcext:value-type="float">
            <text:p>0.085</text:p>
          </table:table-cell>
          <table:table-cell office:value-type="float" office:value="-999" calcext:value-type="float">
            <text:p>-999</text:p>
          </table:table-cell>
          <table:table-cell office:value-type="float" office:value="33.8" calcext:value-type="float">
            <text:p>33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5-02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26" calcext:value-type="float">
            <text:p>0.126</text:p>
          </table:table-cell>
          <table:table-cell office:value-type="float" office:value="-999" calcext:value-type="float">
            <text:p>-999</text:p>
          </table:table-cell>
          <table:table-cell office:value-type="float" office:value="32" calcext:value-type="float">
            <text:p>3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6-02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32" calcext:value-type="float">
            <text:p>0.132</text:p>
          </table:table-cell>
          <table:table-cell table:style-name="ce13" office:value-type="float" office:value="-999" calcext:value-type="float">
            <text:p>-999</text:p>
          </table:table-cell>
          <table:table-cell office:value-type="float" office:value="32.7" calcext:value-type="float">
            <text:p>32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1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56" calcext:value-type="float">
            <text:p>0.156</text:p>
          </table:table-cell>
          <table:table-cell office:value-type="float" office:value="-999" calcext:value-type="float">
            <text:p>-999</text:p>
          </table:table-cell>
          <table:table-cell office:value-type="float" office:value="30.9" calcext:value-type="float">
            <text:p>30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1" calcext:value-type="float">
            <text:p>34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5" calcext:value-type="float">
            <text:p>3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3" calcext:value-type="float">
            <text:p>32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5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269" calcext:value-type="float">
            <text:p>0.269</text:p>
          </table:table-cell>
          <table:table-cell office:value-type="float" office:value="36.9" calcext:value-type="float">
            <text:p>36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0276" calcext:value-type="float">
            <text:p>0.0276</text:p>
          </table:table-cell>
          <table:table-cell office:value-type="float" office:value="39.5" calcext:value-type="float">
            <text:p>39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515" calcext:value-type="float">
            <text:p>0.1515</text:p>
          </table:table-cell>
          <table:table-cell office:value-type="float" office:value="-999" calcext:value-type="float">
            <text:p>-999</text:p>
          </table:table-cell>
          <table:table-cell office:value-type="float" office:value="34.2" calcext:value-type="float">
            <text:p>34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8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96" calcext:value-type="float">
            <text:p>0.196</text:p>
          </table:table-cell>
          <table:table-cell office:value-type="float" office:value="40.1" calcext:value-type="float">
            <text:p>4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9-01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3" calcext:value-type="float">
            <text:p>0.03</text:p>
          </table:table-cell>
          <table:table-cell office:value-type="float" office:value="-999" calcext:value-type="float">
            <text:p>-999</text:p>
          </table:table-cell>
          <table:table-cell office:value-type="float" office:value="27" calcext:value-type="float">
            <text:p>2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9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8.5" calcext:value-type="float">
            <text:p>38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9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5" calcext:value-type="float">
            <text:p>36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9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.4" calcext:value-type="float">
            <text:p>35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9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887" calcext:value-type="float">
            <text:p>0.2887</text:p>
          </table:table-cell>
          <table:table-cell office:value-type="float" office:value="-999" calcext:value-type="float">
            <text:p>-999</text:p>
          </table:table-cell>
          <table:table-cell office:value-type="float" office:value="36.9" calcext:value-type="float">
            <text:p>36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9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577" calcext:value-type="float">
            <text:p>0.0577</text:p>
          </table:table-cell>
          <table:table-cell office:value-type="float" office:value="42.2" calcext:value-type="float">
            <text:p>42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29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247" calcext:value-type="float">
            <text:p>0.2247</text:p>
          </table:table-cell>
          <table:table-cell office:value-type="float" office:value="48.3" calcext:value-type="float">
            <text:p>48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099" calcext:value-type="float">
            <text:p>0.2099</text:p>
          </table:table-cell>
          <table:table-cell office:value-type="float" office:value="35.4" calcext:value-type="float">
            <text:p>35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515" calcext:value-type="float">
            <text:p>0.2515</text:p>
          </table:table-cell>
          <table:table-cell office:value-type="float" office:value="43.5" calcext:value-type="float">
            <text:p>43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1905" calcext:value-type="float">
            <text:p>0.1905</text:p>
          </table:table-cell>
          <table:table-cell office:value-type="float" office:value="42.7" calcext:value-type="float">
            <text:p>42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15" calcext:value-type="float">
            <text:p>0.415</text:p>
          </table:table-cell>
          <table:table-cell office:value-type="float" office:value="0.228" calcext:value-type="float">
            <text:p>0.228</text:p>
          </table:table-cell>
          <table:table-cell office:value-type="float" office:value="42.6" calcext:value-type="float">
            <text:p>42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43.9" calcext:value-type="float">
            <text:p>43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6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484" calcext:value-type="float">
            <text:p>0.1484</text:p>
          </table:table-cell>
          <table:table-cell office:value-type="float" office:value="-999" calcext:value-type="float">
            <text:p>-999</text:p>
          </table:table-cell>
          <table:table-cell office:value-type="float" office:value="30.4" calcext:value-type="float">
            <text:p>30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741" calcext:value-type="float">
            <text:p>0.1741</text:p>
          </table:table-cell>
          <table:table-cell office:value-type="float" office:value="45" calcext:value-type="float">
            <text:p>4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0-08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11" calcext:value-type="float">
            <text:p>0.311</text:p>
          </table:table-cell>
          <table:table-cell office:value-type="float" office:value="0.2164" calcext:value-type="float">
            <text:p>0.2164</text:p>
          </table:table-cell>
          <table:table-cell office:value-type="float" office:value="41.1" calcext:value-type="float">
            <text:p>41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1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8" calcext:value-type="float">
            <text:p>32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1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" calcext:value-type="float">
            <text:p>3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1-03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753" calcext:value-type="float">
            <text:p>0.0753</text:p>
          </table:table-cell>
          <table:table-cell office:value-type="float" office:value="-999" calcext:value-type="float">
            <text:p>-999</text:p>
          </table:table-cell>
          <table:table-cell office:value-type="float" office:value="29.1" calcext:value-type="float">
            <text:p>29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1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978" calcext:value-type="float">
            <text:p>0.0978</text:p>
          </table:table-cell>
          <table:table-cell office:value-type="float" office:value="41.9" calcext:value-type="float">
            <text:p>41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1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587" calcext:value-type="float">
            <text:p>0.2587</text:p>
          </table:table-cell>
          <table:table-cell office:value-type="float" office:value="42.6" calcext:value-type="float">
            <text:p>42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1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1717" calcext:value-type="float">
            <text:p>0.1717</text:p>
          </table:table-cell>
          <table:table-cell office:value-type="float" office:value="44.1" calcext:value-type="float">
            <text:p>44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1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8" calcext:value-type="float">
            <text:p>33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292" calcext:value-type="float">
            <text:p>0.2292</text:p>
          </table:table-cell>
          <table:table-cell office:value-type="float" office:value="44.3" calcext:value-type="float">
            <text:p>44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242" calcext:value-type="float">
            <text:p>0.1242</text:p>
          </table:table-cell>
          <table:table-cell office:value-type="float" office:value="38" calcext:value-type="float">
            <text:p>3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2" calcext:value-type="float">
            <text:p>33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2" calcext:value-type="float">
            <text:p>34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7" calcext:value-type="float">
            <text:p>33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644" calcext:value-type="float">
            <text:p>0.0644</text:p>
          </table:table-cell>
          <table:table-cell office:value-type="float" office:value="-999" calcext:value-type="float">
            <text:p>-999</text:p>
          </table:table-cell>
          <table:table-cell office:value-type="float" office:value="29" calcext:value-type="float">
            <text:p>2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4" calcext:value-type="float">
            <text:p>0.14</text:p>
          </table:table-cell>
          <table:table-cell office:value-type="float" office:value="39.5" calcext:value-type="float">
            <text:p>39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2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9.3" calcext:value-type="float">
            <text:p>29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table:style-name="ce11" office:value-type="string" calcext:value-type="string">
            <text:p>33-01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326" calcext:value-type="float">
            <text:p>0.1326</text:p>
          </table:table-cell>
          <table:table-cell office:value-type="float" office:value="-999" calcext:value-type="float">
            <text:p>-999</text:p>
          </table:table-cell>
          <table:table-cell office:value-type="float" office:value="30.8" calcext:value-type="float">
            <text:p>30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3-02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317" calcext:value-type="float">
            <text:p>0.1317</text:p>
          </table:table-cell>
          <table:table-cell office:value-type="float" office:value="-999" calcext:value-type="float">
            <text:p>-999</text:p>
          </table:table-cell>
          <table:table-cell office:value-type="float" office:value="31.4" calcext:value-type="float">
            <text:p>31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3-04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1295" calcext:value-type="float">
            <text:p>0.1295</text:p>
          </table:table-cell>
          <table:table-cell office:value-type="float" office:value="37.2" calcext:value-type="float">
            <text:p>37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3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13" calcext:value-type="float">
            <text:p>0.113</text:p>
          </table:table-cell>
          <table:table-cell office:value-type="float" office:value="47.5" calcext:value-type="float">
            <text:p>47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3-06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1519" calcext:value-type="float">
            <text:p>0.1519</text:p>
          </table:table-cell>
          <table:table-cell office:value-type="float" office:value="40.4" calcext:value-type="float">
            <text:p>40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3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7" calcext:value-type="float">
            <text:p>32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4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2" calcext:value-type="float">
            <text:p>3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4-02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-999" calcext:value-type="float">
            <text:p>-999</text:p>
          </table:table-cell>
          <table:table-cell office:value-type="float" office:value="28.6" calcext:value-type="float">
            <text:p>28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4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.1" calcext:value-type="float">
            <text:p>35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4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2" calcext:value-type="float">
            <text:p>3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4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288" calcext:value-type="float">
            <text:p>0.1288</text:p>
          </table:table-cell>
          <table:table-cell office:value-type="float" office:value="-999" calcext:value-type="float">
            <text:p>-99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4-08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882" calcext:value-type="float">
            <text:p>0.0882</text:p>
          </table:table-cell>
          <table:table-cell office:value-type="float" office:value="-999" calcext:value-type="float">
            <text:p>-999</text:p>
          </table:table-cell>
          <table:table-cell office:value-type="float" office:value="30.1" calcext:value-type="float">
            <text:p>3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5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4" calcext:value-type="float">
            <text:p>37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5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.4" calcext:value-type="float">
            <text:p>35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5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126" calcext:value-type="float">
            <text:p>0.1126</text:p>
          </table:table-cell>
          <table:table-cell office:value-type="float" office:value="41.3" calcext:value-type="float">
            <text:p>41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5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564" calcext:value-type="float">
            <text:p>0.2564</text:p>
          </table:table-cell>
          <table:table-cell office:value-type="float" office:value="41.5" calcext:value-type="float">
            <text:p>4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5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154" calcext:value-type="float">
            <text:p>0.1154</text:p>
          </table:table-cell>
          <table:table-cell office:value-type="float" office:value="40.3" calcext:value-type="float">
            <text:p>40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5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42" calcext:value-type="float">
            <text:p>0.342</text:p>
          </table:table-cell>
          <table:table-cell office:value-type="float" office:value="0.1716" calcext:value-type="float">
            <text:p>0.1716</text:p>
          </table:table-cell>
          <table:table-cell office:value-type="float" office:value="38.5" calcext:value-type="float">
            <text:p>38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5-08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052" calcext:value-type="float">
            <text:p>0.1052</text:p>
          </table:table-cell>
          <table:table-cell office:value-type="float" office:value="-999" calcext:value-type="float">
            <text:p>-999</text:p>
          </table:table-cell>
          <table:table-cell office:value-type="float" office:value="29.2" calcext:value-type="float">
            <text:p>29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6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7.9" calcext:value-type="float">
            <text:p>27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6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5" calcext:value-type="float">
            <text:p>0.05</text:p>
          </table:table-cell>
          <table:table-cell office:value-type="float" office:value="-999" calcext:value-type="float">
            <text:p>-999</text:p>
          </table:table-cell>
          <table:table-cell office:value-type="float" office:value="30.3" calcext:value-type="float">
            <text:p>30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6-03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4" calcext:value-type="float">
            <text:p>33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6-03M?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586" calcext:value-type="float">
            <text:p>0.0586</text:p>
          </table:table-cell>
          <table:table-cell office:value-type="float" office:value="36.5" calcext:value-type="float">
            <text:p>36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6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0866" calcext:value-type="float">
            <text:p>0.0866</text:p>
          </table:table-cell>
          <table:table-cell office:value-type="float" office:value="40.4" calcext:value-type="float">
            <text:p>40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6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722" calcext:value-type="float">
            <text:p>0.0722</text:p>
          </table:table-cell>
          <table:table-cell office:value-type="float" office:value="-999" calcext:value-type="float">
            <text:p>-999</text:p>
          </table:table-cell>
          <table:table-cell office:value-type="float" office:value="28.3" calcext:value-type="float">
            <text:p>28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955" calcext:value-type="float">
            <text:p>0.2955</text:p>
          </table:table-cell>
          <table:table-cell office:value-type="float" office:value="33.5" calcext:value-type="float">
            <text:p>33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002" calcext:value-type="float">
            <text:p>0.1002</text:p>
          </table:table-cell>
          <table:table-cell office:value-type="float" office:value="35.1" calcext:value-type="float">
            <text:p>35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955" calcext:value-type="float">
            <text:p>0.2955</text:p>
          </table:table-cell>
          <table:table-cell office:value-type="float" office:value="35.4" calcext:value-type="float">
            <text:p>35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72" calcext:value-type="float">
            <text:p>0.372</text:p>
          </table:table-cell>
          <table:table-cell office:value-type="float" office:value="0.2401" calcext:value-type="float">
            <text:p>0.2401</text:p>
          </table:table-cell>
          <table:table-cell office:value-type="float" office:value="40.6" calcext:value-type="float">
            <text:p>40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942" calcext:value-type="float">
            <text:p>0.0942</text:p>
          </table:table-cell>
          <table:table-cell office:value-type="float" office:value="39" calcext:value-type="float">
            <text:p>3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935" calcext:value-type="float">
            <text:p>0.0935</text:p>
          </table:table-cell>
          <table:table-cell office:value-type="float" office:value="-999" calcext:value-type="float">
            <text:p>-999</text:p>
          </table:table-cell>
          <table:table-cell office:value-type="float" office:value="28.7" calcext:value-type="float">
            <text:p>28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722" calcext:value-type="float">
            <text:p>0.0722</text:p>
          </table:table-cell>
          <table:table-cell office:value-type="float" office:value="35.7" calcext:value-type="float">
            <text:p>35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7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071" calcext:value-type="float">
            <text:p>0.1071</text:p>
          </table:table-cell>
          <table:table-cell office:value-type="float" office:value="40" calcext:value-type="float">
            <text:p>40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8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4" calcext:value-type="float">
            <text:p>33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8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9" calcext:value-type="float">
            <text:p>33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table:style-name="ce11" office:value-type="string" calcext:value-type="string">
            <text:p>38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258" calcext:value-type="float">
            <text:p>0.2258</text:p>
          </table:table-cell>
          <table:table-cell office:value-type="float" office:value="-999" calcext:value-type="float">
            <text:p>-999</text:p>
          </table:table-cell>
          <table:table-cell office:value-type="float" office:value="33" calcext:value-type="float">
            <text:p>3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8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4" calcext:value-type="float">
            <text:p>31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8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606" calcext:value-type="float">
            <text:p>0.606</text:p>
          </table:table-cell>
          <table:table-cell office:value-type="float" office:value="40.3" calcext:value-type="float">
            <text:p>40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8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899" calcext:value-type="float">
            <text:p>0.3899</text:p>
          </table:table-cell>
          <table:table-cell office:value-type="float" office:value="0.1791" calcext:value-type="float">
            <text:p>0.1791</text:p>
          </table:table-cell>
          <table:table-cell office:value-type="float" office:value="40.8" calcext:value-type="float">
            <text:p>40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8-07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2" calcext:value-type="float">
            <text:p>33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9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9" calcext:value-type="float">
            <text:p>37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9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0.2" calcext:value-type="float">
            <text:p>30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9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7" calcext:value-type="float">
            <text:p>31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9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1311" calcext:value-type="float">
            <text:p>0.1311</text:p>
          </table:table-cell>
          <table:table-cell office:value-type="float" office:value="36.2" calcext:value-type="float">
            <text:p>3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9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05" calcext:value-type="float">
            <text:p>0.105</text:p>
          </table:table-cell>
          <table:table-cell office:value-type="float" office:value="39.8" calcext:value-type="float">
            <text:p>39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9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251" calcext:value-type="float">
            <text:p>0.1251</text:p>
          </table:table-cell>
          <table:table-cell office:value-type="float" office:value="-999" calcext:value-type="float">
            <text:p>-999</text:p>
          </table:table-cell>
          <table:table-cell office:value-type="float" office:value="32.3" calcext:value-type="float">
            <text:p>32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39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503" calcext:value-type="float">
            <text:p>0.1503</text:p>
          </table:table-cell>
          <table:table-cell office:value-type="float" office:value="40.6" calcext:value-type="float">
            <text:p>40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9.4" calcext:value-type="float">
            <text:p>29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943" calcext:value-type="float">
            <text:p>0.0943</text:p>
          </table:table-cell>
          <table:table-cell office:value-type="float" office:value="-999" calcext:value-type="float">
            <text:p>-999</text:p>
          </table:table-cell>
          <table:table-cell office:value-type="float" office:value="27.5" calcext:value-type="float">
            <text:p>27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-999" calcext:value-type="float">
            <text:p>-99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1917" calcext:value-type="float">
            <text:p>0.1917</text:p>
          </table:table-cell>
          <table:table-cell office:value-type="float" office:value="47" calcext:value-type="float">
            <text:p>4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5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style-name="ce13" office:value-type="float" office:value="-999" calcext:value-type="float">
            <text:p>-999</text:p>
          </table:table-cell>
          <table:table-cell office:value-type="float" office:value="0.176" calcext:value-type="float">
            <text:p>0.176</text:p>
          </table:table-cell>
          <table:table-cell office:value-type="float" office:value="39.4" calcext:value-type="float">
            <text:p>39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6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09521" calcext:value-type="float">
            <text:p>0.09521</text:p>
          </table:table-cell>
          <table:table-cell office:value-type="float" office:value="37.3" calcext:value-type="float">
            <text:p>37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47" calcext:value-type="float">
            <text:p>0.147</text:p>
          </table:table-cell>
          <table:table-cell office:value-type="float" office:value="37.9" calcext:value-type="float">
            <text:p>37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0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165" calcext:value-type="float">
            <text:p>0.165</text:p>
          </table:table-cell>
          <table:table-cell office:value-type="float" office:value="49.3" calcext:value-type="float">
            <text:p>49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4" calcext:value-type="float">
            <text:p>32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4" calcext:value-type="float">
            <text:p>32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8.9" calcext:value-type="float">
            <text:p>28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51" calcext:value-type="float">
            <text:p>0.151</text:p>
          </table:table-cell>
          <table:table-cell office:value-type="float" office:value="44.4" calcext:value-type="float">
            <text:p>44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947" calcext:value-type="float">
            <text:p>0.0947</text:p>
          </table:table-cell>
          <table:table-cell office:value-type="float" office:value="46.2" calcext:value-type="float">
            <text:p>4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884" calcext:value-type="float">
            <text:p>0.1884</text:p>
          </table:table-cell>
          <table:table-cell office:value-type="float" office:value="42.2" calcext:value-type="float">
            <text:p>42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114" calcext:value-type="float">
            <text:p>0.1114</text:p>
          </table:table-cell>
          <table:table-cell office:value-type="float" office:value="41.5" calcext:value-type="float">
            <text:p>4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1-08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2" calcext:value-type="float">
            <text:p>32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2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98" calcext:value-type="float">
            <text:p>0.198</text:p>
          </table:table-cell>
          <table:table-cell office:value-type="float" office:value="-999" calcext:value-type="float">
            <text:p>-999</text:p>
          </table:table-cell>
          <table:table-cell office:value-type="float" office:value="31.3" calcext:value-type="float">
            <text:p>31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2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3" calcext:value-type="float">
            <text:p>36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2-04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style-name="ce13" office:value-type="float" office:value="-999" calcext:value-type="float">
            <text:p>-999</text:p>
          </table:table-cell>
          <table:table-cell office:value-type="float" office:value="0.2268" calcext:value-type="float">
            <text:p>0.2268</text:p>
          </table:table-cell>
          <table:table-cell office:value-type="float" office:value="37.5" calcext:value-type="float">
            <text:p>37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2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table:style-name="ce12" office:value-type="float" office:value="0.3973" calcext:value-type="float">
            <text:p>0.3973</text:p>
          </table:table-cell>
          <table:table-cell office:value-type="float" office:value="0.2973" calcext:value-type="float">
            <text:p>0.2973</text:p>
          </table:table-cell>
          <table:table-cell office:value-type="float" office:value="44.6" calcext:value-type="float">
            <text:p>44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2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202" calcext:value-type="float">
            <text:p>0.1202</text:p>
          </table:table-cell>
          <table:table-cell office:value-type="float" office:value="36.2" calcext:value-type="float">
            <text:p>3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2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357" calcext:value-type="float">
            <text:p>0.1357</text:p>
          </table:table-cell>
          <table:table-cell office:value-type="float" office:value="31.5" calcext:value-type="float">
            <text:p>3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2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0.5" calcext:value-type="float">
            <text:p>30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3-01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129" calcext:value-type="float">
            <text:p>0.1129</text:p>
          </table:table-cell>
          <table:table-cell office:value-type="float" office:value="44.4" calcext:value-type="float">
            <text:p>44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3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8" calcext:value-type="float">
            <text:p>0.38</text:p>
          </table:table-cell>
          <table:table-cell office:value-type="float" office:value="0.1711" calcext:value-type="float">
            <text:p>0.1711</text:p>
          </table:table-cell>
          <table:table-cell office:value-type="float" office:value="41.4" calcext:value-type="float">
            <text:p>41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3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254" calcext:value-type="float">
            <text:p>0.1254</text:p>
          </table:table-cell>
          <table:table-cell office:value-type="float" office:value="34.2" calcext:value-type="float">
            <text:p>34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3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159" calcext:value-type="float">
            <text:p>0.2159</text:p>
          </table:table-cell>
          <table:table-cell office:value-type="float" office:value="40.7" calcext:value-type="float">
            <text:p>40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3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0.7" calcext:value-type="float">
            <text:p>30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3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46" calcext:value-type="float">
            <text:p>0.146</text:p>
          </table:table-cell>
          <table:table-cell office:value-type="float" office:value="42.4" calcext:value-type="float">
            <text:p>42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3-08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5" calcext:value-type="float">
            <text:p>3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" calcext:value-type="float">
            <text:p>3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7.4" calcext:value-type="float">
            <text:p>27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985" calcext:value-type="float">
            <text:p>0.1985</text:p>
          </table:table-cell>
          <table:table-cell office:value-type="float" office:value="-999" calcext:value-type="float">
            <text:p>-999</text:p>
          </table:table-cell>
          <table:table-cell office:value-type="float" office:value="35.2" calcext:value-type="float">
            <text:p>35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1149" calcext:value-type="float">
            <text:p>0.1149</text:p>
          </table:table-cell>
          <table:table-cell office:value-type="float" office:value="37.8" calcext:value-type="float">
            <text:p>37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206" calcext:value-type="float">
            <text:p>0.1206</text:p>
          </table:table-cell>
          <table:table-cell office:value-type="float" office:value="41.9" calcext:value-type="float">
            <text:p>41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0688" calcext:value-type="float">
            <text:p>0.0688</text:p>
          </table:table-cell>
          <table:table-cell office:value-type="float" office:value="40.5" calcext:value-type="float">
            <text:p>40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2717" calcext:value-type="float">
            <text:p>0.2717</text:p>
          </table:table-cell>
          <table:table-cell office:value-type="float" office:value="37.8" calcext:value-type="float">
            <text:p>37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4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15" calcext:value-type="float">
            <text:p>0.415</text:p>
          </table:table-cell>
          <table:table-cell office:value-type="float" office:value="0.3115" calcext:value-type="float">
            <text:p>0.3115</text:p>
          </table:table-cell>
          <table:table-cell office:value-type="float" office:value="40" calcext:value-type="float">
            <text:p>40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1" calcext:value-type="float">
            <text:p>32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2" calcext:value-type="float">
            <text:p>33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82" calcext:value-type="float">
            <text:p>0.382</text:p>
          </table:table-cell>
          <table:table-cell office:value-type="float" office:value="0.2448" calcext:value-type="float">
            <text:p>0.2448</text:p>
          </table:table-cell>
          <table:table-cell office:value-type="float" office:value="39.3" calcext:value-type="float">
            <text:p>39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691" calcext:value-type="float">
            <text:p>0.0691</text:p>
          </table:table-cell>
          <table:table-cell office:value-type="float" office:value="38.8" calcext:value-type="float">
            <text:p>38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528" calcext:value-type="float">
            <text:p>0.1528</text:p>
          </table:table-cell>
          <table:table-cell office:value-type="float" office:value="40.2" calcext:value-type="float">
            <text:p>40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1518" calcext:value-type="float">
            <text:p>0.1518</text:p>
          </table:table-cell>
          <table:table-cell office:value-type="float" office:value="42.5" calcext:value-type="float">
            <text:p>42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2459" calcext:value-type="float">
            <text:p>0.2459</text:p>
          </table:table-cell>
          <table:table-cell office:value-type="float" office:value="47.1" calcext:value-type="float">
            <text:p>47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5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2039" calcext:value-type="float">
            <text:p>0.2039</text:p>
          </table:table-cell>
          <table:table-cell office:value-type="float" office:value="40.5" calcext:value-type="float">
            <text:p>40.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384" calcext:value-type="float">
            <text:p>0.1384</text:p>
          </table:table-cell>
          <table:table-cell office:value-type="float" office:value="-999" calcext:value-type="float">
            <text:p>-999</text:p>
          </table:table-cell>
          <table:table-cell office:value-type="float" office:value="33" calcext:value-type="float">
            <text:p>3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1" calcext:value-type="float">
            <text:p>33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0.9" calcext:value-type="float">
            <text:p>30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881" calcext:value-type="float">
            <text:p>0.0881</text:p>
          </table:table-cell>
          <table:table-cell office:value-type="float" office:value="-999" calcext:value-type="float">
            <text:p>-999</text:p>
          </table:table-cell>
          <table:table-cell office:value-type="float" office:value="28.6" calcext:value-type="float">
            <text:p>28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51" calcext:value-type="float">
            <text:p>0.051</text:p>
          </table:table-cell>
          <table:table-cell office:value-type="float" office:value="-999" calcext:value-type="float">
            <text:p>-999</text:p>
          </table:table-cell>
          <table:table-cell office:value-type="float" office:value="28.5" calcext:value-type="float">
            <text:p>28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7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3" calcext:value-type="float">
            <text:p>32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8.7" calcext:value-type="float">
            <text:p>28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8" calcext:value-type="float">
            <text:p>32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282" calcext:value-type="float">
            <text:p>0.1282</text:p>
          </table:table-cell>
          <table:table-cell office:value-type="float" office:value="43.4" calcext:value-type="float">
            <text:p>43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6-10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713" calcext:value-type="float">
            <text:p>0.0713</text:p>
          </table:table-cell>
          <table:table-cell office:value-type="float" office:value="33.4" calcext:value-type="float">
            <text:p>33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7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8" calcext:value-type="float">
            <text:p>34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7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202" calcext:value-type="float">
            <text:p>0.0202</text:p>
          </table:table-cell>
          <table:table-cell office:value-type="float" office:value="-999" calcext:value-type="float">
            <text:p>-999</text:p>
          </table:table-cell>
          <table:table-cell office:value-type="float" office:value="30.1" calcext:value-type="float">
            <text:p>3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7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" calcext:value-type="float">
            <text:p>3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7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3166" calcext:value-type="float">
            <text:p>0.3166</text:p>
          </table:table-cell>
          <table:table-cell office:value-type="float" office:value="43.6" calcext:value-type="float">
            <text:p>43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7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683" calcext:value-type="float">
            <text:p>0.0683</text:p>
          </table:table-cell>
          <table:table-cell office:value-type="float" office:value="41.4" calcext:value-type="float">
            <text:p>41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7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48" calcext:value-type="float">
            <text:p>0.348</text:p>
          </table:table-cell>
          <table:table-cell office:value-type="float" office:value="0.2415" calcext:value-type="float">
            <text:p>0.2415</text:p>
          </table:table-cell>
          <table:table-cell office:value-type="float" office:value="37.8" calcext:value-type="float">
            <text:p>37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8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.4" calcext:value-type="float">
            <text:p>35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8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2" calcext:value-type="float">
            <text:p>3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8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327" calcext:value-type="float">
            <text:p>0.1327</text:p>
          </table:table-cell>
          <table:table-cell office:value-type="float" office:value="-999" calcext:value-type="float">
            <text:p>-999</text:p>
          </table:table-cell>
          <table:table-cell office:value-type="float" office:value="33.8" calcext:value-type="float">
            <text:p>33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8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" calcext:value-type="float">
            <text:p>3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8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795" calcext:value-type="float">
            <text:p>0.0795</text:p>
          </table:table-cell>
          <table:table-cell office:value-type="float" office:value="36.9" calcext:value-type="float">
            <text:p>36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48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1572" calcext:value-type="float">
            <text:p>0.1572</text:p>
          </table:table-cell>
          <table:table-cell office:value-type="float" office:value="39.7" calcext:value-type="float">
            <text:p>39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0-01F (M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364" calcext:value-type="float">
            <text:p>0.0364</text:p>
          </table:table-cell>
          <table:table-cell office:value-type="float" office:value="41.6" calcext:value-type="float">
            <text:p>41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0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57" calcext:value-type="float">
            <text:p>0.157</text:p>
          </table:table-cell>
          <table:table-cell office:value-type="float" office:value="-999" calcext:value-type="float">
            <text:p>-999</text:p>
          </table:table-cell>
          <table:table-cell office:value-type="float" office:value="33.3" calcext:value-type="float">
            <text:p>33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0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605" calcext:value-type="float">
            <text:p>0.1605</text:p>
          </table:table-cell>
          <table:table-cell office:value-type="float" office:value="49" calcext:value-type="float">
            <text:p>4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0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04" calcext:value-type="float">
            <text:p>0.104</text:p>
          </table:table-cell>
          <table:table-cell office:value-type="float" office:value="41.5" calcext:value-type="float">
            <text:p>4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0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335" calcext:value-type="float">
            <text:p>0.1335</text:p>
          </table:table-cell>
          <table:table-cell office:value-type="float" office:value="36.9" calcext:value-type="float">
            <text:p>36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0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2306" calcext:value-type="float">
            <text:p>0.2306</text:p>
          </table:table-cell>
          <table:table-cell office:value-type="float" office:value="46.2" calcext:value-type="float">
            <text:p>4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0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358" calcext:value-type="float">
            <text:p>0.1358</text:p>
          </table:table-cell>
          <table:table-cell office:value-type="float" office:value="44.4" calcext:value-type="float">
            <text:p>44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4" calcext:value-type="float">
            <text:p>34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324" calcext:value-type="float">
            <text:p>0.1324</text:p>
          </table:table-cell>
          <table:table-cell office:value-type="float" office:value="-999" calcext:value-type="float">
            <text:p>-999</text:p>
          </table:table-cell>
          <table:table-cell office:value-type="float" office:value="30.1" calcext:value-type="float">
            <text:p>3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8.1" calcext:value-type="float">
            <text:p>38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1916" calcext:value-type="float">
            <text:p>0.1916</text:p>
          </table:table-cell>
          <table:table-cell office:value-type="float" office:value="39.3" calcext:value-type="float">
            <text:p>39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98" calcext:value-type="float">
            <text:p>0.398</text:p>
          </table:table-cell>
          <table:table-cell office:value-type="float" office:value="0.2719" calcext:value-type="float">
            <text:p>0.2719</text:p>
          </table:table-cell>
          <table:table-cell office:value-type="float" office:value="37.5" calcext:value-type="float">
            <text:p>37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1514" calcext:value-type="float">
            <text:p>0.1514</text:p>
          </table:table-cell>
          <table:table-cell office:value-type="float" office:value="39.8" calcext:value-type="float">
            <text:p>39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377" calcext:value-type="float">
            <text:p>0.1377</text:p>
          </table:table-cell>
          <table:table-cell office:value-type="float" office:value="37.5" calcext:value-type="float">
            <text:p>37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1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022" calcext:value-type="float">
            <text:p>0.1022</text:p>
          </table:table-cell>
          <table:table-cell office:value-type="float" office:value="38.1" calcext:value-type="float">
            <text:p>38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2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3" office:value-type="float" office:value="-999" calcext:value-type="float">
            <text:p>-99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2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294" calcext:value-type="float">
            <text:p>0.1294</text:p>
          </table:table-cell>
          <table:table-cell office:value-type="float" office:value="-999" calcext:value-type="float">
            <text:p>-999</text:p>
          </table:table-cell>
          <table:table-cell office:value-type="float" office:value="28.4" calcext:value-type="float">
            <text:p>28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2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40.1" calcext:value-type="float">
            <text:p>4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2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4664" calcext:value-type="float">
            <text:p>0.4664</text:p>
          </table:table-cell>
          <table:table-cell office:value-type="float" office:value="0.2222" calcext:value-type="float">
            <text:p>0.2222</text:p>
          </table:table-cell>
          <table:table-cell office:value-type="float" office:value="44.3" calcext:value-type="float">
            <text:p>44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2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221" calcext:value-type="float">
            <text:p>0.3221</text:p>
          </table:table-cell>
          <table:table-cell office:value-type="float" office:value="0.2165" calcext:value-type="float">
            <text:p>0.2165</text:p>
          </table:table-cell>
          <table:table-cell office:value-type="float" office:value="40.9" calcext:value-type="float">
            <text:p>40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table:style-name="ce12" office:value-type="string" calcext:value-type="string">
            <text:p>53-01F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SHAM</text:p>
          </table:table-cell>
          <table:table-cell table:number-columns-repeated="2" table:style-name="ce12" office:value-type="float" office:value="-999" calcext:value-type="float">
            <text:p>-999</text:p>
          </table:table-cell>
          <table:table-cell table:style-name="ce12" office:value-type="float" office:value="29.4" calcext:value-type="float">
            <text:p>29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3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128" calcext:value-type="float">
            <text:p>0.1128</text:p>
          </table:table-cell>
          <table:table-cell office:value-type="float" office:value="-999" calcext:value-type="float">
            <text:p>-999</text:p>
          </table:table-cell>
          <table:table-cell office:value-type="float" office:value="28.4" calcext:value-type="float">
            <text:p>28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3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-999" calcext:value-type="float">
            <text:p>-999</text:p>
          </table:table-cell>
          <table:table-cell office:value-type="float" office:value="0.1062" calcext:value-type="float">
            <text:p>0.1062</text:p>
          </table:table-cell>
          <table:table-cell office:value-type="float" office:value="33.2" calcext:value-type="float">
            <text:p>33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3-0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06" calcext:value-type="float">
            <text:p>0.306</text:p>
          </table:table-cell>
          <table:table-cell office:value-type="float" office:value="0.2562" calcext:value-type="float">
            <text:p>0.2562</text:p>
          </table:table-cell>
          <table:table-cell office:value-type="float" office:value="46.3" calcext:value-type="float">
            <text:p>46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3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38" calcext:value-type="float">
            <text:p>0.038</text:p>
          </table:table-cell>
          <table:table-cell office:value-type="float" office:value="37.2" calcext:value-type="float">
            <text:p>37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53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0862" calcext:value-type="float">
            <text:p>0.0862</text:p>
          </table:table-cell>
          <table:table-cell office:value-type="float" office:value="40.1" calcext:value-type="float">
            <text:p>4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3" calcext:value-type="float">
            <text:p>0.13</text:p>
          </table:table-cell>
          <table:table-cell office:value-type="float" office:value="40.1" calcext:value-type="float">
            <text:p>4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34.4" calcext:value-type="float">
            <text:p>34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7" calcext:value-type="float">
            <text:p>0.17</text:p>
          </table:table-cell>
          <table:table-cell office:value-type="float" office:value="39.5" calcext:value-type="float">
            <text:p>39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43.6" calcext:value-type="float">
            <text:p>43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-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3" calcext:value-type="float">
            <text:p>33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0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6" calcext:value-type="float">
            <text:p>0.366</text:p>
          </table:table-cell>
          <table:table-cell office:value-type="float" office:value="40.6" calcext:value-type="float">
            <text:p>40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0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10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8.1" calcext:value-type="float">
            <text:p>38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0-10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4" calcext:value-type="float">
            <text:p>32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0-1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34" calcext:value-type="float">
            <text:p>0.234</text:p>
          </table:table-cell>
          <table:table-cell office:value-type="float" office:value="37.6" calcext:value-type="float">
            <text:p>37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0-1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65" calcext:value-type="float">
            <text:p>0.165</text:p>
          </table:table-cell>
          <table:table-cell office:value-type="float" office:value="-999" calcext:value-type="float">
            <text:p>-999</text:p>
          </table:table-cell>
          <table:table-cell office:value-type="float" office:value="35.4" calcext:value-type="float">
            <text:p>35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823" calcext:value-type="float">
            <text:p>0.0823</text:p>
          </table:table-cell>
          <table:table-cell office:value-type="float" office:value="-999" calcext:value-type="float">
            <text:p>-999</text:p>
          </table:table-cell>
          <table:table-cell office:value-type="float" office:value="30.4" calcext:value-type="float">
            <text:p>30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814" calcext:value-type="float">
            <text:p>0.0814</text:p>
          </table:table-cell>
          <table:table-cell office:value-type="float" office:value="-999" calcext:value-type="float">
            <text:p>-999</text:p>
          </table:table-cell>
          <table:table-cell office:value-type="float" office:value="28.4" calcext:value-type="float">
            <text:p>28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02" calcext:value-type="float">
            <text:p>0.102</text:p>
          </table:table-cell>
          <table:table-cell office:value-type="float" office:value="41.5" calcext:value-type="float">
            <text:p>4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8" calcext:value-type="float">
            <text:p>33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2" calcext:value-type="float">
            <text:p>37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63" calcext:value-type="float">
            <text:p>0.163</text:p>
          </table:table-cell>
          <table:table-cell office:value-type="float" office:value="39.6" calcext:value-type="float">
            <text:p>39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1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9" calcext:value-type="float">
            <text:p>32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1-1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51" calcext:value-type="float">
            <text:p>0.151</text:p>
          </table:table-cell>
          <table:table-cell office:value-type="float" office:value="-999" calcext:value-type="float">
            <text:p>-999</text:p>
          </table:table-cell>
          <table:table-cell office:value-type="float" office:value="31.5" calcext:value-type="float">
            <text:p>3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2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7.2" calcext:value-type="float">
            <text:p>27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2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8.8" calcext:value-type="float">
            <text:p>38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2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9.7" calcext:value-type="float">
            <text:p>39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2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985" calcext:value-type="float">
            <text:p>0.1985</text:p>
          </table:table-cell>
          <table:table-cell office:value-type="float" office:value="43.2" calcext:value-type="float">
            <text:p>43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2-10F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table:style-name="ce13" office:value-type="float" office:value="-999" calcext:value-type="float">
            <text:p>-999</text:p>
          </table:table-cell>
          <table:table-cell office:value-type="float" office:value="44.6" calcext:value-type="float">
            <text:p>44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2-1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834" calcext:value-type="float">
            <text:p>0.1834</text:p>
          </table:table-cell>
          <table:table-cell office:value-type="float" office:value="-999" calcext:value-type="float">
            <text:p>-999</text:p>
          </table:table-cell>
          <table:table-cell office:value-type="float" office:value="37.6" calcext:value-type="float">
            <text:p>37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81" calcext:value-type="float">
            <text:p>0.181</text:p>
          </table:table-cell>
          <table:table-cell office:value-type="float" office:value="41.4" calcext:value-type="float">
            <text:p>41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2" calcext:value-type="float">
            <text:p>34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1843" calcext:value-type="float">
            <text:p>0.1843</text:p>
          </table:table-cell>
          <table:table-cell office:value-type="float" office:value="38.4" calcext:value-type="float">
            <text:p>38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968" calcext:value-type="float">
            <text:p>0.0968</text:p>
          </table:table-cell>
          <table:table-cell office:value-type="float" office:value="-999" calcext:value-type="float">
            <text:p>-999</text:p>
          </table:table-cell>
          <table:table-cell office:value-type="float" office:value="32.4" calcext:value-type="float">
            <text:p>32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5" calcext:value-type="float">
            <text:p>33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2" calcext:value-type="float">
            <text:p>34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052" calcext:value-type="float">
            <text:p>0.1052</text:p>
          </table:table-cell>
          <table:table-cell office:value-type="float" office:value="-999" calcext:value-type="float">
            <text:p>-999</text:p>
          </table:table-cell>
          <table:table-cell office:value-type="float" office:value="32" calcext:value-type="float">
            <text:p>3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3-12F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41.9" calcext:value-type="float">
            <text:p>41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52" calcext:value-type="float">
            <text:p>0.352</text:p>
          </table:table-cell>
          <table:table-cell office:value-type="float" office:value="0.246" calcext:value-type="float">
            <text:p>0.246</text:p>
          </table:table-cell>
          <table:table-cell office:value-type="float" office:value="38.2" calcext:value-type="float">
            <text:p>38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09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6" calcext:value-type="float">
            <text:p>34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10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40" calcext:value-type="float">
            <text:p>40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1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401" calcext:value-type="float">
            <text:p>0.401</text:p>
          </table:table-cell>
          <table:table-cell office:value-type="float" office:value="49.2" calcext:value-type="float">
            <text:p>49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1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56" calcext:value-type="float">
            <text:p>0.156</text:p>
          </table:table-cell>
          <table:table-cell office:value-type="float" office:value="-999" calcext:value-type="float">
            <text:p>-999</text:p>
          </table:table-cell>
          <table:table-cell office:value-type="float" office:value="29.8" calcext:value-type="float">
            <text:p>29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1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0.116" calcext:value-type="float">
            <text:p>0.116</text:p>
          </table:table-cell>
          <table:table-cell office:value-type="float" office:value="-999" calcext:value-type="float">
            <text:p>-999</text:p>
          </table:table-cell>
          <table:table-cell office:value-type="float" office:value="45.5" calcext:value-type="float">
            <text:p>45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1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95" calcext:value-type="float">
            <text:p>0.295</text:p>
          </table:table-cell>
          <table:table-cell office:value-type="float" office:value="51.2" calcext:value-type="float">
            <text:p>51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4-1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7" calcext:value-type="float">
            <text:p>34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9" calcext:value-type="float">
            <text:p>0.09</text:p>
          </table:table-cell>
          <table:table-cell office:value-type="float" office:value="-999" calcext:value-type="float">
            <text:p>-999</text:p>
          </table:table-cell>
          <table:table-cell office:value-type="float" office:value="32.4" calcext:value-type="float">
            <text:p>32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" calcext:value-type="float">
            <text:p>3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8" calcext:value-type="float">
            <text:p>33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5" calcext:value-type="float">
            <text:p>0.15</text:p>
          </table:table-cell>
          <table:table-cell office:value-type="float" office:value="41.5" calcext:value-type="float">
            <text:p>41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07" calcext:value-type="float">
            <text:p>0.407</text:p>
          </table:table-cell>
          <table:table-cell office:value-type="float" office:value="0.113" calcext:value-type="float">
            <text:p>0.113</text:p>
          </table:table-cell>
          <table:table-cell office:value-type="float" office:value="44.4" calcext:value-type="float">
            <text:p>44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9.8" calcext:value-type="float">
            <text:p>39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9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2" calcext:value-type="float">
            <text:p>32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5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style-name="ce13" office:value-type="float" office:value="-999" calcext:value-type="float">
            <text:p>-999</text:p>
          </table:table-cell>
          <table:table-cell office:value-type="float" office:value="0.224" calcext:value-type="float">
            <text:p>0.224</text:p>
          </table:table-cell>
          <table:table-cell office:value-type="float" office:value="47.7" calcext:value-type="float">
            <text:p>47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63" calcext:value-type="float">
            <text:p>0.163</text:p>
          </table:table-cell>
          <table:table-cell office:value-type="float" office:value="-999" calcext:value-type="float">
            <text:p>-999</text:p>
          </table:table-cell>
          <table:table-cell office:value-type="float" office:value="31.3" calcext:value-type="float">
            <text:p>31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8" calcext:value-type="float">
            <text:p>32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81" calcext:value-type="float">
            <text:p>0.081</text:p>
          </table:table-cell>
          <table:table-cell office:value-type="float" office:value="42.4" calcext:value-type="float">
            <text:p>42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448" calcext:value-type="float">
            <text:p>0.0448</text:p>
          </table:table-cell>
          <table:table-cell office:value-type="float" office:value="-999" calcext:value-type="float">
            <text:p>-999</text:p>
          </table:table-cell>
          <table:table-cell office:value-type="float" office:value="31.7" calcext:value-type="float">
            <text:p>31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1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9" calcext:value-type="float">
            <text:p>32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1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7" calcext:value-type="float">
            <text:p>36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1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74" calcext:value-type="float">
            <text:p>0.174</text:p>
          </table:table-cell>
          <table:table-cell office:value-type="float" office:value="37.6" calcext:value-type="float">
            <text:p>37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6-1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64" calcext:value-type="float">
            <text:p>0.364</text:p>
          </table:table-cell>
          <table:table-cell office:value-type="float" office:value="0.159" calcext:value-type="float">
            <text:p>0.159</text:p>
          </table:table-cell>
          <table:table-cell office:value-type="float" office:value="37.7" calcext:value-type="float">
            <text:p>37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6" calcext:value-type="float">
            <text:p>34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79" calcext:value-type="float">
            <text:p>0.179</text:p>
          </table:table-cell>
          <table:table-cell office:value-type="float" office:value="42.8" calcext:value-type="float">
            <text:p>42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9" calcext:value-type="float">
            <text:p>37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96" calcext:value-type="float">
            <text:p>0.296</text:p>
          </table:table-cell>
          <table:table-cell office:value-type="float" office:value="0.137" calcext:value-type="float">
            <text:p>0.137</text:p>
          </table:table-cell>
          <table:table-cell office:value-type="float" office:value="46.1" calcext:value-type="float">
            <text:p>46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5" calcext:value-type="float">
            <text:p>0.15</text:p>
          </table:table-cell>
          <table:table-cell office:value-type="float" office:value="-999" calcext:value-type="float">
            <text:p>-999</text:p>
          </table:table-cell>
          <table:table-cell office:value-type="float" office:value="38.1" calcext:value-type="float">
            <text:p>38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51" calcext:value-type="float">
            <text:p>0.151</text:p>
          </table:table-cell>
          <table:table-cell office:value-type="float" office:value="-999" calcext:value-type="float">
            <text:p>-999</text:p>
          </table:table-cell>
          <table:table-cell office:value-type="float" office:value="36.3" calcext:value-type="float">
            <text:p>36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2" calcext:value-type="float">
            <text:p>33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7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85" calcext:value-type="float">
            <text:p>0.285</text:p>
          </table:table-cell>
          <table:table-cell office:value-type="float" office:value="44.4" calcext:value-type="float">
            <text:p>44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8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9.8" calcext:value-type="float">
            <text:p>39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8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7" calcext:value-type="float">
            <text:p>36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8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-999" calcext:value-type="float">
            <text:p>-99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8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3" office:value-type="float" office:value="-999" calcext:value-type="float">
            <text:p>-99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8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16" calcext:value-type="float">
            <text:p>0.116</text:p>
          </table:table-cell>
          <table:table-cell office:value-type="float" office:value="41.9" calcext:value-type="float">
            <text:p>41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8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21" calcext:value-type="float">
            <text:p>0.21</text:p>
          </table:table-cell>
          <table:table-cell office:value-type="float" office:value="35.7" calcext:value-type="float">
            <text:p>35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18-10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837" calcext:value-type="float">
            <text:p>0.0837</text:p>
          </table:table-cell>
          <table:table-cell office:value-type="float" office:value="-999" calcext:value-type="float">
            <text:p>-999</text:p>
          </table:table-cell>
          <table:table-cell office:value-type="float" office:value="31.2" calcext:value-type="float">
            <text:p>31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8" calcext:value-type="float">
            <text:p>0.28</text:p>
          </table:table-cell>
          <table:table-cell office:value-type="float" office:value="42.8" calcext:value-type="float">
            <text:p>42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5" calcext:value-type="float">
            <text:p>36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1" calcext:value-type="float">
            <text:p>0.11</text:p>
          </table:table-cell>
          <table:table-cell office:value-type="float" office:value="-999" calcext:value-type="float">
            <text:p>-999</text:p>
          </table:table-cell>
          <table:table-cell office:value-type="float" office:value="26" calcext:value-type="float">
            <text:p>2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25" calcext:value-type="float">
            <text:p>0.25</text:p>
          </table:table-cell>
          <table:table-cell office:value-type="float" office:value="38.2" calcext:value-type="float">
            <text:p>38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2" calcext:value-type="float">
            <text:p>31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7" calcext:value-type="float">
            <text:p>0.17</text:p>
          </table:table-cell>
          <table:table-cell office:value-type="float" office:value="39.2" calcext:value-type="float">
            <text:p>39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66" calcext:value-type="float">
            <text:p>0.266</text:p>
          </table:table-cell>
          <table:table-cell table:style-name="ce13" office:value-type="float" office:value="-999" calcext:value-type="float">
            <text:p>-99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37.9" calcext:value-type="float">
            <text:p>37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0-02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4.3" calcext:value-type="float">
            <text:p>34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0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7" calcext:value-type="float">
            <text:p>37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0-04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67" calcext:value-type="float">
            <text:p>0.067</text:p>
          </table:table-cell>
          <table:table-cell office:value-type="float" office:value="-999" calcext:value-type="float">
            <text:p>-999</text:p>
          </table:table-cell>
          <table:table-cell office:value-type="float" office:value="28.8" calcext:value-type="float">
            <text:p>28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0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0.5" calcext:value-type="float">
            <text:p>30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0-06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0.2" calcext:value-type="float">
            <text:p>30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0-07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0.9" calcext:value-type="float">
            <text:p>30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0-09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8" calcext:value-type="float">
            <text:p>36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1-0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711" calcext:value-type="float">
            <text:p>0.1711</text:p>
          </table:table-cell>
          <table:table-cell office:value-type="float" office:value="40.5" calcext:value-type="float">
            <text:p>40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1-04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558" calcext:value-type="float">
            <text:p>0.0558</text:p>
          </table:table-cell>
          <table:table-cell office:value-type="float" office:value="38.5" calcext:value-type="float">
            <text:p>38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1-05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6" calcext:value-type="float">
            <text:p>36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1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32" calcext:value-type="float">
            <text:p>0.32</text:p>
          </table:table-cell>
          <table:table-cell office:value-type="float" office:value="38.9" calcext:value-type="float">
            <text:p>38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1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2" calcext:value-type="float">
            <text:p>32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1-09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672" calcext:value-type="float">
            <text:p>0.2672</text:p>
          </table:table-cell>
          <table:table-cell office:value-type="float" office:value="36.7" calcext:value-type="float">
            <text:p>36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2-02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3" calcext:value-type="float">
            <text:p>31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2-0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587" calcext:value-type="float">
            <text:p>0.2587</text:p>
          </table:table-cell>
          <table:table-cell office:value-type="float" office:value="43.8" calcext:value-type="float">
            <text:p>43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2-04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1" calcext:value-type="float">
            <text:p>31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2-06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962" calcext:value-type="float">
            <text:p>0.0962</text:p>
          </table:table-cell>
          <table:table-cell office:value-type="float" office:value="37.7" calcext:value-type="float">
            <text:p>37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2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2402" calcext:value-type="float">
            <text:p>0.2402</text:p>
          </table:table-cell>
          <table:table-cell office:value-type="float" office:value="40.2" calcext:value-type="float">
            <text:p>40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2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table:number-columns-repeated="2" table:style-name="ce13" office:value-type="float" office:value="-999" calcext:value-type="float">
            <text:p>-999</text:p>
          </table:table-cell>
          <table:table-cell office:value-type="float" office:value="40.1" calcext:value-type="float">
            <text:p>40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3-01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86" calcext:value-type="float">
            <text:p>0.186</text:p>
          </table:table-cell>
          <table:table-cell office:value-type="float" office:value="0.402" calcext:value-type="float">
            <text:p>0.402</text:p>
          </table:table-cell>
          <table:table-cell office:value-type="float" office:value="41.1" calcext:value-type="float">
            <text:p>41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3-0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497" calcext:value-type="float">
            <text:p>0.497</text:p>
          </table:table-cell>
          <table:table-cell office:value-type="float" office:value="0.106" calcext:value-type="float">
            <text:p>0.106</text:p>
          </table:table-cell>
          <table:table-cell office:value-type="float" office:value="40.3" calcext:value-type="float">
            <text:p>40.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3-05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8.1" calcext:value-type="float">
            <text:p>38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3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3368" calcext:value-type="float">
            <text:p>0.3368</text:p>
          </table:table-cell>
          <table:table-cell office:value-type="float" office:value="39.7" calcext:value-type="float">
            <text:p>39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3-09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34" calcext:value-type="float">
            <text:p>0.134</text:p>
          </table:table-cell>
          <table:table-cell office:value-type="float" office:value="-999" calcext:value-type="float">
            <text:p>-999</text:p>
          </table:table-cell>
          <table:table-cell office:value-type="float" office:value="32" calcext:value-type="float">
            <text:p>3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4-0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383" calcext:value-type="float">
            <text:p>0.0383</text:p>
          </table:table-cell>
          <table:table-cell office:value-type="float" office:value="39.6" calcext:value-type="float">
            <text:p>39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4-06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3107" calcext:value-type="float">
            <text:p>0.3107</text:p>
          </table:table-cell>
          <table:table-cell office:value-type="float" office:value="40.9" calcext:value-type="float">
            <text:p>40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4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84" calcext:value-type="float">
            <text:p>0.084</text:p>
          </table:table-cell>
          <table:table-cell office:value-type="float" office:value="34.2" calcext:value-type="float">
            <text:p>34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4-10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978" calcext:value-type="float">
            <text:p>0.0978</text:p>
          </table:table-cell>
          <table:table-cell office:value-type="float" office:value="-999" calcext:value-type="float">
            <text:p>-999</text:p>
          </table:table-cell>
          <table:table-cell office:value-type="float" office:value="31.6" calcext:value-type="float">
            <text:p>31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4-11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0489" calcext:value-type="float">
            <text:p>0.0489</text:p>
          </table:table-cell>
          <table:table-cell office:value-type="float" office:value="-999" calcext:value-type="float">
            <text:p>-999</text:p>
          </table:table-cell>
          <table:table-cell office:value-type="float" office:value="30.6" calcext:value-type="float">
            <text:p>30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4-1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446" calcext:value-type="float">
            <text:p>0.1446</text:p>
          </table:table-cell>
          <table:table-cell office:value-type="float" office:value="-999" calcext:value-type="float">
            <text:p>-99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table:style-name="ce12" office:value-type="string" calcext:value-type="string">
            <text:p>E24-14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7" calcext:value-type="float">
            <text:p>37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4-15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25" calcext:value-type="float">
            <text:p>0.125</text:p>
          </table:table-cell>
          <table:table-cell office:value-type="float" office:value="37.6" calcext:value-type="float">
            <text:p>37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5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61" calcext:value-type="float">
            <text:p>0.261</text:p>
          </table:table-cell>
          <table:table-cell office:value-type="float" office:value="0.1162" calcext:value-type="float">
            <text:p>0.1162</text:p>
          </table:table-cell>
          <table:table-cell office:value-type="float" office:value="36.1" calcext:value-type="float">
            <text:p>36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5-04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2" calcext:value-type="float">
            <text:p>33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5-05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86" calcext:value-type="float">
            <text:p>0.086</text:p>
          </table:table-cell>
          <table:table-cell office:value-type="float" office:value="40.4" calcext:value-type="float">
            <text:p>40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5-06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004" calcext:value-type="float">
            <text:p>0.1004</text:p>
          </table:table-cell>
          <table:table-cell office:value-type="float" office:value="41.8" calcext:value-type="float">
            <text:p>41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5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41" calcext:value-type="float">
            <text:p>0.241</text:p>
          </table:table-cell>
          <table:table-cell office:value-type="float" office:value="0.123" calcext:value-type="float">
            <text:p>0.123</text:p>
          </table:table-cell>
          <table:table-cell office:value-type="float" office:value="37" calcext:value-type="float">
            <text:p>3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5-08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8" calcext:value-type="float">
            <text:p>33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6-01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29.7" calcext:value-type="float">
            <text:p>29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6-0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2572" calcext:value-type="float">
            <text:p>0.2572</text:p>
          </table:table-cell>
          <table:table-cell office:value-type="float" office:value="41.1" calcext:value-type="float">
            <text:p>41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6-04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088" calcext:value-type="float">
            <text:p>0.2088</text:p>
          </table:table-cell>
          <table:table-cell office:value-type="float" office:value="-999" calcext:value-type="float">
            <text:p>-999</text:p>
          </table:table-cell>
          <table:table-cell office:value-type="float" office:value="32" calcext:value-type="float">
            <text:p>3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6-05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174" calcext:value-type="float">
            <text:p>0.1174</text:p>
          </table:table-cell>
          <table:table-cell office:value-type="float" office:value="40.9" calcext:value-type="float">
            <text:p>40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6-06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6.2" calcext:value-type="float">
            <text:p>36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6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style-name="ce13" office:value-type="float" office:value="-999" calcext:value-type="float">
            <text:p>-999</text:p>
          </table:table-cell>
          <table:table-cell office:value-type="float" office:value="0.063" calcext:value-type="float">
            <text:p>0.063</text:p>
          </table:table-cell>
          <table:table-cell office:value-type="float" office:value="39.8" calcext:value-type="float">
            <text:p>39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6-08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5" calcext:value-type="float">
            <text:p>0.45</text:p>
          </table:table-cell>
          <table:table-cell office:value-type="float" office:value="43" calcext:value-type="float">
            <text:p>4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7-02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39.8" calcext:value-type="float">
            <text:p>39.8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7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627" calcext:value-type="float">
            <text:p>0.1627</text:p>
          </table:table-cell>
          <table:table-cell office:value-type="float" office:value="45.6" calcext:value-type="float">
            <text:p>45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7-05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446" calcext:value-type="float">
            <text:p>0.1446</text:p>
          </table:table-cell>
          <table:table-cell office:value-type="float" office:value="-999" calcext:value-type="float">
            <text:p>-999</text:p>
          </table:table-cell>
          <table:table-cell office:value-type="float" office:value="33" calcext:value-type="float">
            <text:p>33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7-06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76" calcext:value-type="float">
            <text:p>0.076</text:p>
          </table:table-cell>
          <table:table-cell office:value-type="float" office:value="46.5" calcext:value-type="float">
            <text:p>46.5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7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0601" calcext:value-type="float">
            <text:p>0.0601</text:p>
          </table:table-cell>
          <table:table-cell office:value-type="float" office:value="39.6" calcext:value-type="float">
            <text:p>39.6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7-08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4" calcext:value-type="float">
            <text:p>37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27-09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2715" calcext:value-type="float">
            <text:p>0.2715</text:p>
          </table:table-cell>
          <table:table-cell office:value-type="float" office:value="40.4" calcext:value-type="float">
            <text:p>40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3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55" calcext:value-type="float">
            <text:p>0.155</text:p>
          </table:table-cell>
          <table:table-cell office:value-type="float" office:value="40.9" calcext:value-type="float">
            <text:p>40.9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3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8" calcext:value-type="float">
            <text:p>0.28</text:p>
          </table:table-cell>
          <table:table-cell office:value-type="float" office:value="39.2" calcext:value-type="float">
            <text:p>39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3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3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1" calcext:value-type="float">
            <text:p>33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3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77" calcext:value-type="float">
            <text:p>0.077</text:p>
          </table:table-cell>
          <table:table-cell office:value-type="float" office:value="36.1" calcext:value-type="float">
            <text:p>36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3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39.1" calcext:value-type="float">
            <text:p>39.1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3-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7.4" calcext:value-type="float">
            <text:p>37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4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4" calcext:value-type="float">
            <text:p>31.4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4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2" calcext:value-type="float">
            <text:p>31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4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88" calcext:value-type="float">
            <text:p>0.088</text:p>
          </table:table-cell>
          <table:table-cell office:value-type="float" office:value="-999" calcext:value-type="float">
            <text:p>-999</text:p>
          </table:table-cell>
          <table:table-cell office:value-type="float" office:value="29.3" calcext:value-type="float">
            <text:p>29.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4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1" calcext:value-type="float">
            <text:p>0.31</text:p>
          </table:table-cell>
          <table:table-cell office:value-type="float" office:value="0.256" calcext:value-type="float">
            <text:p>0.256</text:p>
          </table:table-cell>
          <table:table-cell office:value-type="float" office:value="40.7" calcext:value-type="float">
            <text:p>40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4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2" calcext:value-type="float">
            <text:p>32.2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4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56" calcext:value-type="float">
            <text:p>0.156</text:p>
          </table:table-cell>
          <table:table-cell office:value-type="float" office:value="39.7" calcext:value-type="float">
            <text:p>39.7</text:p>
          </table:table-cell>
          <table:table-cell table:style-name="ce13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4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4" calcext:value-type="float">
            <text:p>0.264</text:p>
          </table:table-cell>
          <table:table-cell office:value-type="float" office:value="44.7" calcext:value-type="float">
            <text:p>44.7</text:p>
          </table:table-cell>
          <table:table-cell table:style-name="ce12" table:number-columns-repeated="1006"/>
          <table:table-cell table:number-columns-repeated="11"/>
        </table:table-row>
        <table:table-row table:style-name="ro3">
          <table:table-cell office:value-type="string" calcext:value-type="string">
            <text:p>E4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86" calcext:value-type="float">
            <text:p>0.186</text:p>
          </table:table-cell>
          <table:table-cell office:value-type="float" office:value="40.8" calcext:value-type="float">
            <text:p>40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125" calcext:value-type="float">
            <text:p>0.1125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" calcext:value-type="float">
            <text:p>0.25</text:p>
          </table:table-cell>
          <table:table-cell office:value-type="float" office:value="40.6" calcext:value-type="float">
            <text:p>40.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.8" calcext:value-type="float">
            <text:p>35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04" calcext:value-type="float">
            <text:p>0.204</text:p>
          </table:table-cell>
          <table:table-cell office:value-type="float" office:value="40.9" calcext:value-type="float">
            <text:p>40.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38" calcext:value-type="float">
            <text:p>0.138</text:p>
          </table:table-cell>
          <table:table-cell office:value-type="float" office:value="-999" calcext:value-type="float">
            <text:p>-999</text:p>
          </table:table-cell>
          <table:table-cell office:value-type="float" office:value="30.7" calcext:value-type="float">
            <text:p>30.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41.8" calcext:value-type="float">
            <text:p>41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" calcext:value-type="float">
            <text:p>0.1</text:p>
          </table:table-cell>
          <table:table-cell office:value-type="float" office:value="41.6" calcext:value-type="float">
            <text:p>41.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55" calcext:value-type="float">
            <text:p>0.15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72" calcext:value-type="float">
            <text:p>0.07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3" table:style-name="ce13" office:value-type="float" office:value="-999" calcext:value-type="float">
            <text:p>-9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13" calcext:value-type="float">
            <text:p>0.13</text:p>
          </table:table-cell>
          <table:table-cell office:value-type="float" office:value="-999" calcext:value-type="float">
            <text:p>-999</text:p>
          </table:table-cell>
          <table:table-cell office:value-type="float" office:value="41.6" calcext:value-type="float">
            <text:p>41.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206" calcext:value-type="float">
            <text:p>0.206</text:p>
          </table:table-cell>
          <table:table-cell office:value-type="float" office:value="38.4" calcext:value-type="float">
            <text:p>38.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table:number-columns-repeated="3" table:style-name="ce13" office:value-type="float" office:value="-999" calcext:value-type="float">
            <text:p>-9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AM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41.6" calcext:value-type="float">
            <text:p>41.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1.8" calcext:value-type="float">
            <text:p>31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6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6" calcext:value-type="float">
            <text:p>0.16</text:p>
          </table:table-cell>
          <table:table-cell office:value-type="float" office:value="38.3" calcext:value-type="float">
            <text:p>38.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2" calcext:value-type="float">
            <text:p>0.12</text:p>
          </table:table-cell>
          <table:table-cell office:value-type="float" office:value="-999" calcext:value-type="float">
            <text:p>-9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34" calcext:value-type="float">
            <text:p>0.34</text:p>
          </table:table-cell>
          <table:table-cell office:value-type="float" office:value="42.5" calcext:value-type="float">
            <text:p>42.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092" calcext:value-type="float">
            <text:p>0.092</text:p>
          </table:table-cell>
          <table:table-cell office:value-type="float" office:value="-999" calcext:value-type="float">
            <text:p>-999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9.7" calcext:value-type="float">
            <text:p>39.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9" calcext:value-type="float">
            <text:p>32.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3" calcext:value-type="float">
            <text:p>0.393</text:p>
          </table:table-cell>
          <table:table-cell office:value-type="float" office:value="51.2" calcext:value-type="float">
            <text:p>51.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-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8" calcext:value-type="float">
            <text:p>32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8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38.5" calcext:value-type="float">
            <text:p>38.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8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8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3.8" calcext:value-type="float">
            <text:p>33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8-05F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.7" calcext:value-type="float">
            <text:p>35.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8-05F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2.8" calcext:value-type="float">
            <text:p>32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8-07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056" calcext:value-type="float">
            <text:p>0.056</text:p>
          </table:table-cell>
          <table:table-cell office:value-type="float" office:value="39.9" calcext:value-type="float">
            <text:p>39.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8-07M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065" calcext:value-type="float">
            <text:p>0.065</text:p>
          </table:table-cell>
          <table:table-cell office:value-type="float" office:value="-999" calcext:value-type="float">
            <text:p>-9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-01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435" calcext:value-type="float">
            <text:p>0.435</text:p>
          </table:table-cell>
          <table:table-cell office:value-type="float" office:value="0.142" calcext:value-type="float">
            <text:p>0.142</text:p>
          </table:table-cell>
          <table:table-cell office:value-type="float" office:value="40.1" calcext:value-type="float">
            <text:p>40.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-01M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602" calcext:value-type="float">
            <text:p>0.602</text:p>
          </table:table-cell>
          <table:table-cell office:value-type="float" office:value="0.15" calcext:value-type="float">
            <text:p>0.15</text:p>
          </table:table-cell>
          <table:table-cell office:value-type="float" office:value="40.4" calcext:value-type="float">
            <text:p>40.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35.7" calcext:value-type="float">
            <text:p>35.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float" office:value="-999" calcext:value-type="float">
            <text:p>-999</text:p>
          </table:table-cell>
          <table:table-cell office:value-type="float" office:value="0.123" calcext:value-type="float">
            <text:p>0.123</text:p>
          </table:table-cell>
          <table:table-cell office:value-type="float" office:value="40.2" calcext:value-type="float">
            <text:p>40.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</text:p>
          </table:table-cell>
          <table:table-cell office:value-type="float" office:value="0.138" calcext:value-type="float">
            <text:p>0.138</text:p>
          </table:table-cell>
          <table:table-cell office:value-type="float" office:value="-999" calcext:value-type="float">
            <text:p>-999</text:p>
          </table:table-cell>
          <table:table-cell office:value-type="float" office:value="30.2" calcext:value-type="float">
            <text:p>30.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04" calcext:value-type="float">
            <text:p>0.104</text:p>
          </table:table-cell>
          <table:table-cell office:value-type="float" office:value="38.7" calcext:value-type="float">
            <text:p>38.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-1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float" office:value="-999" calcext:value-type="float">
            <text:p>-999</text:p>
          </table:table-cell>
          <table:table-cell office:value-type="float" office:value="0.13" calcext:value-type="float">
            <text:p>0.13</text:p>
          </table:table-cell>
          <table:table-cell office:value-type="float" office:value="37.9" calcext:value-type="float">
            <text:p>37.9</text:p>
          </table:table-cell>
          <table:table-cell table:number-columns-repeated="1017"/>
        </table:table-row>
        <table:table-row table:style-name="ro3" table:number-rows-repeated="10482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6">
        <table:table-column table:style-name="co1" table:number-columns-repeated="1024" table:default-cell-style-name="ce10"/>
        <table:table-row table:style-name="ro2">
          <table:table-cell table:style-name="ce14" office:value-type="string" calcext:value-type="string">
            <text:p>MALE </text:p>
          </table:table-cell>
          <table:table-cell table:style-name="ce14" office:value-type="string" calcext:value-type="string">
            <text:p>GROUP A</text:p>
          </table:table-cell>
          <table:table-cell table:style-name="ce14" office:value-type="string" calcext:value-type="string">
            <text:p>INTACT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style-name="Default"/>
          <table:table-cell office:value-type="string" calcext:value-type="string">
            <text:p>% of body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1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16" office:value-type="date" office:date-value="2015-04-28" calcext:value-type="date">
            <text:p>28-Apr-15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34.4" calcext:value-type="float">
            <text:p>34.4</text:p>
          </table:table-cell>
          <table:table-cell table:style-name="Default"/>
          <table:table-cell table:formula="of:=[.G3]/[.I3]" office:value-type="float" office:value="0.00726744186046512" calcext:value-type="float">
            <text:p>0.0072674419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1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16" office:value-type="date" office:date-value="2015-04-28" calcext:value-type="date">
            <text:p>28-Apr-15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43.6" calcext:value-type="float">
            <text:p>43.6</text:p>
          </table:table-cell>
          <table:table-cell table:style-name="Default"/>
          <table:table-cell table:formula="of:=[.G4]/[.I4]" office:value-type="float" office:value="0.00756880733944954" calcext:value-type="float">
            <text:p>0.0075688073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3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16" office:value-type="date" office:date-value="2015-04-27" calcext:value-type="date">
            <text:p>27-Apr-1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table:formula="of:=[.G5]/[.I5]" office:value-type="float" office:value="0.00861111111111111" calcext:value-type="float">
            <text:p>0.0086111111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3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16" office:value-type="date" office:date-value="2015-04-27" calcext:value-type="date">
            <text:p>27-Apr-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39.1" calcext:value-type="float">
            <text:p>39.1</text:p>
          </table:table-cell>
          <table:table-cell table:style-name="Default"/>
          <table:table-cell table:formula="of:=[.G6]/[.I6]" office:value-type="float" office:value="0.00639386189258312" calcext:value-type="float">
            <text:p>0.0063938619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5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16" office:value-type="date" office:date-value="2015-04-28" calcext:value-type="date">
            <text:p>28-Apr-1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" calcext:value-type="float">
            <text:p>0.25</text:p>
          </table:table-cell>
          <table:table-cell office:value-type="float" office:value="40.6" calcext:value-type="float">
            <text:p>40.6</text:p>
          </table:table-cell>
          <table:table-cell table:style-name="Default"/>
          <table:table-cell table:formula="of:=[.G7]/[.I7]" office:value-type="float" office:value="0.00874384236453202" calcext:value-type="float">
            <text:p>0.0087438424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5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16" office:value-type="date" office:date-value="2015-04-28" calcext:value-type="date">
            <text:p>28-Apr-15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41.8" calcext:value-type="float">
            <text:p>41.8</text:p>
          </table:table-cell>
          <table:table-cell table:style-name="Default"/>
          <table:table-cell table:formula="of:=[.G8]/[.I8]" office:value-type="float" office:value="0.00813397129186603" calcext:value-type="float">
            <text:p>0.0081339713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6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16" office:value-type="date" office:date-value="2015-04-28" calcext:value-type="date">
            <text:p>28-Apr-15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41.6" calcext:value-type="float">
            <text:p>41.6</text:p>
          </table:table-cell>
          <table:table-cell table:style-name="Default"/>
          <table:table-cell table:formula="of:=[.G9]/[.I9]" office:value-type="float" office:value="0.00697115384615385" calcext:value-type="float">
            <text:p>0.0069711538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13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3442" calcext:value-type="float">
            <text:p>0.3442</text:p>
          </table:table-cell>
          <table:table-cell office:value-type="float" office:value="0.1843" calcext:value-type="float">
            <text:p>0.1843</text:p>
          </table:table-cell>
          <table:table-cell office:value-type="float" office:value="38.4" calcext:value-type="float">
            <text:p>38.4</text:p>
          </table:table-cell>
          <table:table-cell table:style-name="Default"/>
          <table:table-cell table:formula="of:=[.G10]/[.I10]" office:value-type="float" office:value="0.00896354166666667" calcext:value-type="float">
            <text:p>0.0089635417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18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3433" calcext:value-type="float">
            <text:p>0.3433</text:p>
          </table:table-cell>
          <table:table-cell office:value-type="float" office:value="0.21" calcext:value-type="float">
            <text:p>0.21</text:p>
          </table:table-cell>
          <table:table-cell office:value-type="float" office:value="35.7" calcext:value-type="float">
            <text:p>35.7</text:p>
          </table:table-cell>
          <table:table-cell table:style-name="Default"/>
          <table:table-cell table:formula="of:=[.G11]/[.I11]" office:value-type="float" office:value="0.00961624649859944" calcext:value-type="float">
            <text:p>0.0096162465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17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296" calcext:value-type="float">
            <text:p>0.296</text:p>
          </table:table-cell>
          <table:table-cell office:value-type="float" office:value="0.137" calcext:value-type="float">
            <text:p>0.137</text:p>
          </table:table-cell>
          <table:table-cell office:value-type="float" office:value="46.1" calcext:value-type="float">
            <text:p>46.1</text:p>
          </table:table-cell>
          <table:table-cell table:style-name="Default"/>
          <table:table-cell table:formula="of:=[.G12]/[.I12]" office:value-type="float" office:value="0.00642082429501085" calcext:value-type="float">
            <text:p>0.0064208243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14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352" calcext:value-type="float">
            <text:p>0.352</text:p>
          </table:table-cell>
          <table:table-cell office:value-type="float" office:value="0.246" calcext:value-type="float">
            <text:p>0.246</text:p>
          </table:table-cell>
          <table:table-cell office:value-type="float" office:value="38.2" calcext:value-type="float">
            <text:p>38.2</text:p>
          </table:table-cell>
          <table:table-cell table:style-name="Default"/>
          <table:table-cell table:formula="of:=[.G13]/[.I13]" office:value-type="float" office:value="0.00921465968586387" calcext:value-type="float">
            <text:p>0.0092146597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16-16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364" calcext:value-type="float">
            <text:p>0.364</text:p>
          </table:table-cell>
          <table:table-cell office:value-type="float" office:value="0.159" calcext:value-type="float">
            <text:p>0.159</text:p>
          </table:table-cell>
          <table:table-cell office:value-type="float" office:value="37.7" calcext:value-type="float">
            <text:p>37.7</text:p>
          </table:table-cell>
          <table:table-cell table:style-name="Default"/>
          <table:table-cell table:formula="of:=[.G14]/[.I14]" office:value-type="float" office:value="0.0096551724137931" calcext:value-type="float">
            <text:p>0.0096551724</text:p>
          </table:table-cell>
          <table:table-cell table:style-name="Default" table:number-columns-repeated="1013"/>
        </table:table-row>
        <table:table-row table:style-name="ro2">
          <table:table-cell table:style-name="ce15" office:value-type="string" calcext:value-type="string">
            <text:p>E25-01M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Intact</text:p>
          </table:table-cell>
          <table:table-cell table:style-name="ce15" office:value-type="string" calcext:value-type="string">
            <text:p>NA</text:p>
          </table:table-cell>
          <table:table-cell table:style-name="ce15"/>
          <table:table-cell table:style-name="ce15" office:value-type="float" office:value="0.261" calcext:value-type="float">
            <text:p>0.261</text:p>
          </table:table-cell>
          <table:table-cell table:style-name="ce15" office:value-type="float" office:value="0.1162" calcext:value-type="float">
            <text:p>0.1162</text:p>
          </table:table-cell>
          <table:table-cell table:style-name="ce15" office:value-type="float" office:value="36.1" calcext:value-type="float">
            <text:p>36.1</text:p>
          </table:table-cell>
          <table:table-cell table:style-name="ce15"/>
          <table:table-cell table:formula="of:=[.G15]/[.I15]" office:value-type="float" office:value="0.00722991689750693" calcext:value-type="float">
            <text:p>0.0072299169</text:p>
          </table:table-cell>
          <table:table-cell table:style-name="ce15" table:number-columns-repeated="1013"/>
        </table:table-row>
        <table:table-row table:style-name="ro2">
          <table:table-cell office:value-type="string" calcext:value-type="string">
            <text:p>E22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table:style-name="Default" table:number-columns-repeated="2"/>
          <table:table-cell office:value-type="float" office:value="40.1" calcext:value-type="float">
            <text:p>40.1</text:p>
          </table:table-cell>
          <table:table-cell/>
          <table:table-cell table:formula="of:=[.G16]/[.I1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23-01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86" calcext:value-type="float">
            <text:p>0.186</text:p>
          </table:table-cell>
          <table:table-cell office:value-type="float" office:value="0.402" calcext:value-type="float">
            <text:p>0.402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G17]/[.I17]" office:value-type="float" office:value="0.00452554744525548" calcext:value-type="float">
            <text:p>0.00452554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22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3042" calcext:value-type="float">
            <text:p>0.3042</text:p>
          </table:table-cell>
          <table:table-cell office:value-type="float" office:value="0.2402" calcext:value-type="float">
            <text:p>0.2402</text:p>
          </table:table-cell>
          <table:table-cell office:value-type="float" office:value="40.2" calcext:value-type="float">
            <text:p>40.2</text:p>
          </table:table-cell>
          <table:table-cell/>
          <table:table-cell table:formula="of:=[.G18]/[.I18]" office:value-type="float" office:value="0.00756716417910448" calcext:value-type="float">
            <text:p>0.00756716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25-07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241" calcext:value-type="float">
            <text:p>0.241</text:p>
          </table:table-cell>
          <table:table-cell office:value-type="float" office:value="0.123" calcext:value-type="float">
            <text:p>0.1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G19]/[.I19]" office:value-type="float" office:value="0.00651351351351351" calcext:value-type="float">
            <text:p>0.0065135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23-03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0.106" calcext:value-type="float">
            <text:p>0.106</text:p>
          </table:table-cell>
          <table:table-cell office:value-type="float" office:value="40.3" calcext:value-type="float">
            <text:p>40.3</text:p>
          </table:table-cell>
          <table:table-cell/>
          <table:table-cell table:formula="of:=[.G20]/[.I20]" office:value-type="float" office:value="0.0123325062034739" calcext:value-type="float">
            <text:p>0.01233250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24-06M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2836" calcext:value-type="float">
            <text:p>0.2836</text:p>
          </table:table-cell>
          <table:table-cell office:value-type="float" office:value="0.3107" calcext:value-type="float">
            <text:p>0.3107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G21]/[.I21]" office:value-type="float" office:value="0.00693398533007335" calcext:value-type="float">
            <text:p>0.0069339853</text:p>
          </table:table-cell>
          <table:table-cell table:number-columns-repeated="101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P B</text:p>
          </table:table-cell>
          <table:table-cell table:style-name="ce5" office:value-type="string" calcext:value-type="string">
            <text:p>INTACT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E2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37.9" calcext:value-type="float">
            <text:p>37.9</text:p>
          </table:table-cell>
          <table:table-cell table:formula="of:=[.G3]/[.I3]" office:value-type="float" office:value="0.00765171503957784" calcext:value-type="float">
            <text:p>0.0076517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4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4" calcext:value-type="float">
            <text:p>0.264</text:p>
          </table:table-cell>
          <table:table-cell office:value-type="float" office:value="44.7" calcext:value-type="float">
            <text:p>44.7</text:p>
          </table:table-cell>
          <table:table-cell table:formula="of:=[.G4]/[.I4]" office:value-type="float" office:value="0.00635346756152125" calcext:value-type="float">
            <text:p>0.006353467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7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3" calcext:value-type="float">
            <text:p>0.393</text:p>
          </table:table-cell>
          <table:table-cell office:value-type="float" office:value="51.2" calcext:value-type="float">
            <text:p>51.2</text:p>
          </table:table-cell>
          <table:table-cell table:formula="of:=[.G5]/[.I5]" office:value-type="float" office:value="0.00630859375" calcext:value-type="float">
            <text:p>0.00630859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4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float" office:value="0.31" calcext:value-type="float">
            <text:p>0.31</text:p>
          </table:table-cell>
          <table:table-cell office:value-type="float" office:value="0.256" calcext:value-type="float">
            <text:p>0.256</text:p>
          </table:table-cell>
          <table:table-cell office:value-type="float" office:value="40.7" calcext:value-type="float">
            <text:p>40.7</text:p>
          </table:table-cell>
          <table:table-cell table:formula="of:=[.G6]/[.I6]" office:value-type="float" office:value="0.00761670761670762" calcext:value-type="float">
            <text:p>0.007616707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5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0.113" calcext:value-type="float">
            <text:p>0.113</text:p>
          </table:table-cell>
          <table:table-cell office:value-type="float" office:value="44.4" calcext:value-type="float">
            <text:p>44.4</text:p>
          </table:table-cell>
          <table:table-cell table:formula="of:=[.G7]/[.I7]" office:value-type="float" office:value="0.00916666666666667" calcext:value-type="float">
            <text:p>0.0091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8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38.5" calcext:value-type="float">
            <text:p>38.5</text:p>
          </table:table-cell>
          <table:table-cell table:formula="of:=[.G8]/[.I8]" office:value-type="float" office:value="0.0103896103896104" calcext:value-type="float">
            <text:p>0.01038961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9-01M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602" calcext:value-type="float">
            <text:p>0.602</text:p>
          </table:table-cell>
          <table:table-cell office:value-type="float" office:value="0.15" calcext:value-type="float">
            <text:p>0.15</text:p>
          </table:table-cell>
          <table:table-cell office:value-type="float" office:value="40.4" calcext:value-type="float">
            <text:p>40.4</text:p>
          </table:table-cell>
          <table:table-cell table:formula="of:=[.G9]/[.I9]" office:value-type="float" office:value="0.0149009900990099" calcext:value-type="float">
            <text:p>0.01490099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9-01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0.142" calcext:value-type="float">
            <text:p>0.142</text:p>
          </table:table-cell>
          <table:table-cell office:value-type="float" office:value="40.1" calcext:value-type="float">
            <text:p>40.1</text:p>
          </table:table-cell>
          <table:table-cell table:formula="of:=[.G10]/[.I10]" office:value-type="float" office:value="0.0108478802992519" calcext:value-type="float">
            <text:p>0.01084788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0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0.366" calcext:value-type="float">
            <text:p>0.366</text:p>
          </table:table-cell>
          <table:table-cell office:value-type="float" office:value="40.6" calcext:value-type="float">
            <text:p>40.6</text:p>
          </table:table-cell>
          <table:table-cell table:formula="of:=[.G11]/[.I11]" office:value-type="float" office:value="0.00864532019704433" calcext:value-type="float">
            <text:p>0.00864532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7-09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2816" calcext:value-type="float">
            <text:p>0.2816</text:p>
          </table:table-cell>
          <table:table-cell office:value-type="float" office:value="0.2715" calcext:value-type="float">
            <text:p>0.2715</text:p>
          </table:table-cell>
          <table:table-cell office:value-type="float" office:value="40.4" calcext:value-type="float">
            <text:p>40.4</text:p>
          </table:table-cell>
          <table:table-cell table:formula="of:=[.G12]/[.I12]" office:value-type="float" office:value="0.00697029702970297" calcext:value-type="float">
            <text:p>0.00697029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6-08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4327" calcext:value-type="float">
            <text:p>0.4327</text:p>
          </table:table-cell>
          <table:table-cell office:value-type="float" office:value="0.45" calcext:value-type="float">
            <text:p>0.45</text:p>
          </table:table-cell>
          <table:table-cell office:value-type="float" office:value="43" calcext:value-type="float">
            <text:p>43</text:p>
          </table:table-cell>
          <table:table-cell table:formula="of:=[.G13]/[.I13]" office:value-type="float" office:value="0.0100627906976744" calcext:value-type="float">
            <text:p>0.01006279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6-03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4253" calcext:value-type="float">
            <text:p>0.4253</text:p>
          </table:table-cell>
          <table:table-cell office:value-type="float" office:value="0.2572" calcext:value-type="float">
            <text:p>0.2572</text:p>
          </table:table-cell>
          <table:table-cell office:value-type="float" office:value="41.1" calcext:value-type="float">
            <text:p>41.1</text:p>
          </table:table-cell>
          <table:table-cell table:formula="of:=[.G14]/[.I14]" office:value-type="float" office:value="0.0103479318734793" calcext:value-type="float">
            <text:p>0.01034793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7-02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2705" calcext:value-type="float">
            <text:p>0.27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39.8" calcext:value-type="float">
            <text:p>39.8</text:p>
          </table:table-cell>
          <table:table-cell table:formula="of:=[.G15]/[.I15]" office:value-type="float" office:value="0.0067964824120603" calcext:value-type="float">
            <text:p>0.00679648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1-07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2552" calcext:value-type="float">
            <text:p>0.2552</text:p>
          </table:table-cell>
          <table:table-cell office:value-type="float" office:value="0.32" calcext:value-type="float">
            <text:p>0.32</text:p>
          </table:table-cell>
          <table:table-cell office:value-type="float" office:value="38.9" calcext:value-type="float">
            <text:p>38.9</text:p>
          </table:table-cell>
          <table:table-cell table:formula="of:=[.G16]/[.I16]" office:value-type="float" office:value="0.00656041131105399" calcext:value-type="float">
            <text:p>0.0065604113</text:p>
          </table:table-cell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3" table:style-name="ta4"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.5" calcext:value-type="float">
            <text:p>36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4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7" calcext:value-type="date">
            <text:p>27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.4" calcext:value-type="float">
            <text:p>31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7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.7" calcext:value-type="float">
            <text:p>39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7-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.8" calcext:value-type="float">
            <text:p>32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5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8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3.8" calcext:value-type="float">
            <text:p>33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8-05F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.8" calcext:value-type="float">
            <text:p>32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1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3.8" calcext:value-type="float">
            <text:p>33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0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8.1" calcext:value-type="float">
            <text:p>38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5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9.8" calcext:value-type="float">
            <text:p>39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1-1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.9" calcext:value-type="float">
            <text:p>32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1-05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style-name="ce8" table:number-columns-repeated="2"/>
          <table:table-cell office:value-type="float" office:value="36.6" calcext:value-type="float">
            <text:p>36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6-01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style-name="ce8" table:number-columns-repeated="2"/>
          <table:table-cell office:value-type="float" office:value="29.7" calcext:value-type="float">
            <text:p>29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2-04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1.1" calcext:value-type="float">
            <text:p>31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7-08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7.4" calcext:value-type="float">
            <text:p>37.4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2" table:style-name="ta5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P B</text:p>
          </table:table-cell>
          <table:table-cell table:style-name="ce5" office:value-type="string" calcext:value-type="string">
            <text:p>GDX</text:p>
          </table:table-cell>
          <table:table-cell table:style-name="ce5" office:value-type="string" calcext:value-type="string">
            <text:p>REPLACE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.2" calcext:value-type="float">
            <text:p>31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4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.2" calcext:value-type="float">
            <text:p>31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4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.2" calcext:value-type="float">
            <text:p>32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7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.9" calcext:value-type="float">
            <text:p>32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5-09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.2" calcext:value-type="float">
            <text:p>32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5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3.8" calcext:value-type="float">
            <text:p>33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8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9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5.7" calcext:value-type="float">
            <text:p>35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8-05F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5.7" calcext:value-type="float">
            <text:p>35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0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1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7.2" calcext:value-type="float">
            <text:p>37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0-10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.4" calcext:value-type="float">
            <text:p>32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1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.2" calcext:value-type="float">
            <text:p>32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6-06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6.2" calcext:value-type="float">
            <text:p>36.2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1" table:style-name="ta6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FEMALE </text:p>
          </table:table-cell>
          <table:table-cell table:style-name="ce5" office:value-type="string" calcext:value-type="string">
            <text:p>GROUP A</text:p>
          </table:table-cell>
          <table:table-cell table:style-name="ce5" office:value-type="string" calcext:value-type="string">
            <text:p>GDX </text:p>
          </table:table-cell>
          <table:table-cell table:style-name="ce5" office:value-type="string" calcext:value-type="string">
            <text:p>CONTROL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3-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7" calcext:value-type="date">
            <text:p>27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.4" calcext:value-type="float">
            <text:p>37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3-12F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41.9" calcext:value-type="float">
            <text:p>41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3-0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3.5" calcext:value-type="float">
            <text:p>33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2-10F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style-name="Default" table:number-columns-repeated="2"/>
          <table:table-cell office:value-type="float" office:value="44.6" calcext:value-type="float">
            <text:p>44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4-10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8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9.8" calcext:value-type="float">
            <text:p>39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8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2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9.7" calcext:value-type="float">
            <text:p>39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6-1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6.7" calcext:value-type="float">
            <text:p>36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6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.8" calcext:value-type="float">
            <text:p>32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7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7.9" calcext:value-type="float">
            <text:p>37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0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7.7" calcext:value-type="float">
            <text:p>37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3-05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style-name="ce8" table:number-columns-repeated="2"/>
          <table:table-cell office:value-type="float" office:value="38.1" calcext:value-type="float">
            <text:p>38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0-06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0.2" calcext:value-type="float">
            <text:p>30.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24-14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7.7" calcext:value-type="float">
            <text:p>37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2-04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1.1" calcext:value-type="float">
            <text:p>31.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0" table:style-name="ta7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FEMALE </text:p>
          </table:table-cell>
          <table:table-cell table:style-name="ce5" office:value-type="string" calcext:value-type="string">
            <text:p>GROUP A</text:p>
          </table:table-cell>
          <table:table-cell table:style-name="ce5" office:value-type="string" calcext:value-type="string">
            <text:p>GDX</text:p>
          </table:table-cell>
          <table:table-cell table:style-name="ce5" office:value-type="string" calcext:value-type="string">
            <text:p>REPLACE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-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.3" calcext:value-type="float">
            <text:p>33.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6-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.8" calcext:value-type="float">
            <text:p>31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5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5.8" calcext:value-type="float">
            <text:p>35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3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4.2" calcext:value-type="float">
            <text:p>34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3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4.2" calcext:value-type="float">
            <text:p>34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7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3.2" calcext:value-type="float">
            <text:p>33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8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6.7" calcext:value-type="float">
            <text:p>36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4-09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4.6" calcext:value-type="float">
            <text:p>34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2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e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8.8" calcext:value-type="float">
            <text:p>38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6-1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2.9" calcext:value-type="float">
            <text:p>32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7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4.6" calcext:value-type="float">
            <text:p>34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4-1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4.7" calcext:value-type="float">
            <text:p>34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0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0.5" calcext:value-type="float">
            <text:p>30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2-02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1.3" calcext:value-type="float">
            <text:p>31.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0-02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4.3" calcext:value-type="float">
            <text:p>34.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0-07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style-name="ce8" table:number-columns-repeated="2"/>
          <table:table-cell office:value-type="float" office:value="30.9" calcext:value-type="float">
            <text:p>30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0-09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6.8" calcext:value-type="float">
            <text:p>36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5-04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3.2" calcext:value-type="float">
            <text:p>33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5-08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3.8" calcext:value-type="float">
            <text:p>33.8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8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P A</text:p>
          </table:table-cell>
          <table:table-cell table:style-name="ce5" office:value-type="string" calcext:value-type="string">
            <text:p>INTACT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E5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9" office:value-type="date" office:date-value="2015-04-27" calcext:value-type="date">
            <text:p>27-Apr-15</text:p>
          </table:table-cell>
          <table:table-cell office:value-type="float" office:value="0.1125" calcext:value-type="float">
            <text:p>0.1125</text:p>
          </table:table-cell>
          <table:table-cell table:number-columns-repeated="2" office:value-type="string" calcext:value-type="string">
            <text:p>NA</text:p>
          </table:table-cell>
          <table:table-cell table:formula="of:=[.G3]/[.I3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5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NA</text:p>
          </table:table-cell>
          <table:table-cell office:value-type="float" office:value="30.7" calcext:value-type="float">
            <text:p>30.7</text:p>
          </table:table-cell>
          <table:table-cell table:formula="of:=[.G4]/[.I4]" office:value-type="float" office:value="0.00449511400651466" calcext:value-type="float">
            <text:p>0.0044951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6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NA</text:p>
          </table:table-cell>
          <table:table-cell office:value-type="float" office:value="41.6" calcext:value-type="float">
            <text:p>41.6</text:p>
          </table:table-cell>
          <table:table-cell table:formula="of:=[.G5]/[.I5]" office:value-type="float" office:value="0.003125" calcext:value-type="float">
            <text:p>0.003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3-06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1052" calcext:value-type="float">
            <text:p>0.1052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formula="of:=[.G6]/[.I6]" office:value-type="float" office:value="0.0032875" calcext:value-type="float">
            <text:p>0.00328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3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0968" calcext:value-type="float">
            <text:p>0.0968</text:p>
          </table:table-cell>
          <table:table-cell office:value-type="string" calcext:value-type="string">
            <text:p>NA</text:p>
          </table:table-cell>
          <table:table-cell office:value-type="float" office:value="32.4" calcext:value-type="float">
            <text:p>32.4</text:p>
          </table:table-cell>
          <table:table-cell table:formula="of:=[.G7]/[.I7]" office:value-type="float" office:value="0.00298765432098765" calcext:value-type="float">
            <text:p>0.00298765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2-1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1834" calcext:value-type="float">
            <text:p>0.1834</text:p>
          </table:table-cell>
          <table:table-cell office:value-type="string" calcext:value-type="string">
            <text:p>NA</text:p>
          </table:table-cell>
          <table:table-cell office:value-type="float" office:value="37.6" calcext:value-type="float">
            <text:p>37.6</text:p>
          </table:table-cell>
          <table:table-cell table:formula="of:=[.G8]/[.I8]" office:value-type="float" office:value="0.00487765957446809" calcext:value-type="float">
            <text:p>0.00487765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8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176" calcext:value-type="float">
            <text:p>0.176</text:p>
          </table:table-cell>
          <table:table-cell table:number-columns-repeated="2" office:value-type="string" calcext:value-type="string">
            <text:p>NA</text:p>
          </table:table-cell>
          <table:table-cell table:formula="of:=[.G9]/[.I9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8-10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0.0837" calcext:value-type="float">
            <text:p>0.0837</text:p>
          </table:table-cell>
          <table:table-cell office:value-type="string" calcext:value-type="string">
            <text:p>NA</text:p>
          </table:table-cell>
          <table:table-cell office:value-type="float" office:value="31.2" calcext:value-type="float">
            <text:p>31.2</text:p>
          </table:table-cell>
          <table:table-cell table:formula="of:=[.G10]/[.I10]" office:value-type="float" office:value="0.00268269230769231" calcext:value-type="float">
            <text:p>0.002682692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14-12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tact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2" office:value-type="float" office:value="0.156" calcext:value-type="float">
            <text:p>0.15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.8" calcext:value-type="float">
            <text:p>29.8</text:p>
          </table:table-cell>
          <table:table-cell table:formula="of:=[.G11]/[.I11]" office:value-type="float" office:value="0.00523489932885906" calcext:value-type="float">
            <text:p>0.005234899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2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27.2" calcext:value-type="float">
            <text:p>27.2</text:p>
          </table:table-cell>
          <table:table-cell table:formula="of:=[.G12]/[.I12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7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NA</text:p>
          </table:table-cell>
          <table:table-cell office:value-type="float" office:value="38.1" calcext:value-type="float">
            <text:p>38.1</text:p>
          </table:table-cell>
          <table:table-cell table:formula="of:=[.G13]/[.I13]" office:value-type="float" office:value="0.00393700787401575" calcext:value-type="float">
            <text:p>0.00393700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7-07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51" calcext:value-type="float">
            <text:p>0.151</text:p>
          </table:table-cell>
          <table:table-cell office:value-type="string" calcext:value-type="string">
            <text:p>NA</text:p>
          </table:table-cell>
          <table:table-cell office:value-type="float" office:value="36.3" calcext:value-type="float">
            <text:p>36.3</text:p>
          </table:table-cell>
          <table:table-cell table:formula="of:=[.G14]/[.I14]" office:value-type="float" office:value="0.00415977961432507" calcext:value-type="float">
            <text:p>0.00415977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6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63" calcext:value-type="float">
            <text:p>0.163</text:p>
          </table:table-cell>
          <table:table-cell office:value-type="string" calcext:value-type="string">
            <text:p>NA</text:p>
          </table:table-cell>
          <table:table-cell office:value-type="float" office:value="31.3" calcext:value-type="float">
            <text:p>31.3</text:p>
          </table:table-cell>
          <table:table-cell table:formula="of:=[.G15]/[.I15]" office:value-type="float" office:value="0.00520766773162939" calcext:value-type="float">
            <text:p>0.00520766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6-08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448" calcext:value-type="float">
            <text:p>0.0448</text:p>
          </table:table-cell>
          <table:table-cell office:value-type="string" calcext:value-type="string">
            <text:p>NA</text:p>
          </table:table-cell>
          <table:table-cell office:value-type="float" office:value="31.7" calcext:value-type="float">
            <text:p>31.7</text:p>
          </table:table-cell>
          <table:table-cell table:formula="of:=[.G16]/[.I16]" office:value-type="float" office:value="0.00141324921135647" calcext:value-type="float">
            <text:p>0.00141324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5-02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formula="of:=[.G17]/[.I17]" office:value-type="float" office:value="0.0039375" calcext:value-type="float">
            <text:p>0.00393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0-04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67" calcext:value-type="float">
            <text:p>0.067</text:p>
          </table:table-cell>
          <table:table-cell office:value-type="string" calcext:value-type="string">
            <text:p>NA</text:p>
          </table:table-cell>
          <table:table-cell office:value-type="float" office:value="28.8" calcext:value-type="float">
            <text:p>28.8</text:p>
          </table:table-cell>
          <table:table-cell table:formula="of:=[.G18]/[.I18]" office:value-type="float" office:value="0.00232638888888889" calcext:value-type="float">
            <text:p>0.00232638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3-09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34" calcext:value-type="float">
            <text:p>0.134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formula="of:=[.G19]/[.I19]" office:value-type="float" office:value="0.0041875" calcext:value-type="float">
            <text:p>0.00418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4-10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978" calcext:value-type="float">
            <text:p>0.0978</text:p>
          </table:table-cell>
          <table:table-cell office:value-type="string" calcext:value-type="string">
            <text:p>NA</text:p>
          </table:table-cell>
          <table:table-cell office:value-type="float" office:value="31.6" calcext:value-type="float">
            <text:p>31.6</text:p>
          </table:table-cell>
          <table:table-cell table:formula="of:=[.G20]/[.I20]" office:value-type="float" office:value="0.00309493670886076" calcext:value-type="float">
            <text:p>0.00309493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4-11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489" calcext:value-type="float">
            <text:p>0.0489</text:p>
          </table:table-cell>
          <table:table-cell office:value-type="string" calcext:value-type="string">
            <text:p>NA</text:p>
          </table:table-cell>
          <table:table-cell office:value-type="float" office:value="30.6" calcext:value-type="float">
            <text:p>30.6</text:p>
          </table:table-cell>
          <table:table-cell table:formula="of:=[.G21]/[.I21]" office:value-type="float" office:value="0.00159803921568627" calcext:value-type="float">
            <text:p>0.0015980392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9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P B</text:p>
          </table:table-cell>
          <table:table-cell table:style-name="ce5" office:value-type="string" calcext:value-type="string">
            <text:p>INTACT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E2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formula="of:=[.G3]/[.I3]" office:value-type="float" office:value="0.00423076923076923" calcext:value-type="float">
            <text:p>0.00423076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4-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NA</text:p>
          </table:table-cell>
          <table:table-cell office:value-type="float" office:value="29.3" calcext:value-type="float">
            <text:p>29.3</text:p>
          </table:table-cell>
          <table:table-cell table:formula="of:=[.G4]/[.I4]" office:value-type="float" office:value="0.00300341296928328" calcext:value-type="float">
            <text:p>0.003003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7-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NA</text:p>
          </table:table-cell>
          <table:table-cell office:value-type="float" office:value="31.5" calcext:value-type="float">
            <text:p>31.5</text:p>
          </table:table-cell>
          <table:table-cell table:formula="of:=[.G5]/[.I5]" office:value-type="float" office:value="0.00292063492063492" calcext:value-type="float">
            <text:p>0.00292063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1-0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814" calcext:value-type="float">
            <text:p>0.0814</text:p>
          </table:table-cell>
          <table:table-cell office:value-type="string" calcext:value-type="string">
            <text:p>NA</text:p>
          </table:table-cell>
          <table:table-cell office:value-type="float" office:value="28.4" calcext:value-type="float">
            <text:p>28.4</text:p>
          </table:table-cell>
          <table:table-cell table:formula="of:=[.G6]/[.I6]" office:value-type="float" office:value="0.00286619718309859" calcext:value-type="float">
            <text:p>0.002866197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5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string" calcext:value-type="string">
            <text:p>NA</text:p>
          </table:table-cell>
          <table:table-cell office:value-type="float" office:value="32.4" calcext:value-type="float">
            <text:p>32.4</text:p>
          </table:table-cell>
          <table:table-cell table:formula="of:=[.G7]/[.I7]" office:value-type="float" office:value="0.00277777777777778" calcext:value-type="float">
            <text:p>0.00277777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9-05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string" calcext:value-type="string">
            <text:p>NA</text:p>
          </table:table-cell>
          <table:table-cell office:value-type="float" office:value="30.2" calcext:value-type="float">
            <text:p>30.2</text:p>
          </table:table-cell>
          <table:table-cell table:formula="of:=[.G8]/[.I8]" office:value-type="float" office:value="0.00456953642384106" calcext:value-type="float">
            <text:p>0.00456953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1-01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823" calcext:value-type="float">
            <text:p>0.0823</text:p>
          </table:table-cell>
          <table:table-cell office:value-type="string" calcext:value-type="string">
            <text:p>NA</text:p>
          </table:table-cell>
          <table:table-cell office:value-type="float" office:value="30.4" calcext:value-type="float">
            <text:p>30.4</text:p>
          </table:table-cell>
          <table:table-cell table:formula="of:=[.G9]/[.I9]" office:value-type="float" office:value="0.00270723684210526" calcext:value-type="float">
            <text:p>0.00270723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0-14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string" calcext:value-type="string">
            <text:p>NA</text:p>
          </table:table-cell>
          <table:table-cell office:value-type="float" office:value="35.4" calcext:value-type="float">
            <text:p>35.4</text:p>
          </table:table-cell>
          <table:table-cell table:formula="of:=[.G10]/[.I10]" office:value-type="float" office:value="0.00466101694915254" calcext:value-type="float">
            <text:p>0.00466101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11-13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51" calcext:value-type="float">
            <text:p>0.151</text:p>
          </table:table-cell>
          <table:table-cell office:value-type="string" calcext:value-type="string">
            <text:p>NA</text:p>
          </table:table-cell>
          <table:table-cell office:value-type="float" office:value="31.5" calcext:value-type="float">
            <text:p>31.5</text:p>
          </table:table-cell>
          <table:table-cell table:formula="of:=[.G11]/[.I11]" office:value-type="float" office:value="0.00479365079365079" calcext:value-type="float">
            <text:p>0.00479365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1-02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string" calcext:value-type="string">
            <text:p>NA</text:p>
          </table:table-cell>
          <table:table-cell office:value-type="float" office:value="33.8" calcext:value-type="float">
            <text:p>33.8</text:p>
          </table:table-cell>
          <table:table-cell table:formula="of:=[.G12]/[.I12]" office:value-type="float" office:value="0.00251479289940828" calcext:value-type="float">
            <text:p>0.00251479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6-02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32" calcext:value-type="float">
            <text:p>0.132</text:p>
          </table:table-cell>
          <table:table-cell table:style-name="Default"/>
          <table:table-cell office:value-type="float" office:value="32.7" calcext:value-type="float">
            <text:p>32.7</text:p>
          </table:table-cell>
          <table:table-cell table:formula="of:=[.G13]/[.I13]" office:value-type="float" office:value="0.00403669724770642" calcext:value-type="float">
            <text:p>0.004036697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7-05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1446" calcext:value-type="float">
            <text:p>0.1446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formula="of:=[.G14]/[.I14]" office:value-type="float" office:value="0.00438181818181818" calcext:value-type="float">
            <text:p>0.00438181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26-04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.2088" calcext:value-type="float">
            <text:p>0.2088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formula="of:=[.G15]/[.I15]" office:value-type="float" office:value="0.006525" calcext:value-type="float">
            <text:p>0.006525</text:p>
          </table:table-cell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0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P A</text:p>
          </table:table-cell>
          <table:table-cell table:style-name="ce5" office:value-type="string" calcext:value-type="string">
            <text:p>GDX</text:p>
          </table:table-cell>
          <table:table-cell table:style-name="ce5" office:value-type="string" calcext:value-type="string">
            <text:p>REPLACE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17" calcext:value-type="float">
            <text:p>0.17</text:p>
          </table:table-cell>
          <table:table-cell office:value-type="float" office:value="39.5" calcext:value-type="float">
            <text:p>39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3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28" calcext:value-type="float">
            <text:p>0.28</text:p>
          </table:table-cell>
          <table:table-cell office:value-type="float" office:value="39.2" calcext:value-type="float">
            <text:p>39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3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.1" calcext:value-type="float">
            <text:p>33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5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204" calcext:value-type="float">
            <text:p>0.204</text:p>
          </table:table-cell>
          <table:table-cell office:value-type="float" office:value="40.9" calcext:value-type="float">
            <text:p>40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5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155" calcext:value-type="float">
            <text:p>0.15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6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206" calcext:value-type="float">
            <text:p>0.206</text:p>
          </table:table-cell>
          <table:table-cell office:value-type="float" office:value="38.4" calcext:value-type="float">
            <text:p>38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2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985" calcext:value-type="float">
            <text:p>0.1985</text:p>
          </table:table-cell>
          <table:table-cell office:value-type="float" office:value="43.2" calcext:value-type="float">
            <text:p>43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4-1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295" calcext:value-type="float">
            <text:p>0.295</text:p>
          </table:table-cell>
          <table:table-cell office:value-type="float" office:value="51.2" calcext:value-type="float">
            <text:p>51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7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e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285" calcext:value-type="float">
            <text:p>0.285</text:p>
          </table:table-cell>
          <table:table-cell office:value-type="float" office:value="44.4" calcext:value-type="float">
            <text:p>44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4-1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" calcext:value-type="float">
            <text:p>0.401</text:p>
          </table:table-cell>
          <table:table-cell office:value-type="float" office:value="49.2" calcext:value-type="float">
            <text:p>49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6-15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74" calcext:value-type="float">
            <text:p>0.174</text:p>
          </table:table-cell>
          <table:table-cell office:value-type="float" office:value="37.6" calcext:value-type="float">
            <text:p>37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4-13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446" calcext:value-type="float">
            <text:p>0.1446</text:p>
          </table:table-cell>
          <table:table-cell table:style-name="ce8"/>
          <table:table-cell table:number-columns-repeated="1015"/>
        </table:table-row>
        <table:table-row table:style-name="ro2">
          <table:table-cell office:value-type="string" calcext:value-type="string">
            <text:p>E22-03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2587" calcext:value-type="float">
            <text:p>0.2587</text:p>
          </table:table-cell>
          <table:table-cell office:value-type="float" office:value="43.8" calcext:value-type="float">
            <text:p>43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3-07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368" calcext:value-type="float">
            <text:p>0.3368</text:p>
          </table:table-cell>
          <table:table-cell office:value-type="float" office:value="39.7" calcext:value-type="float">
            <text:p>39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5-06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004" calcext:value-type="float">
            <text:p>0.1004</text:p>
          </table:table-cell>
          <table:table-cell office:value-type="float" office:value="41.8" calcext:value-type="float">
            <text:p>41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4-15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25" calcext:value-type="float">
            <text:p>0.125</text:p>
          </table:table-cell>
          <table:table-cell office:value-type="float" office:value="37.6" calcext:value-type="float">
            <text:p>37.6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1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MALE </text:p>
          </table:table-cell>
          <table:table-cell table:style-name="ce5" office:value-type="string" calcext:value-type="string">
            <text:p>GROUP B</text:p>
          </table:table-cell>
          <table:table-cell table:style-name="ce5" office:value-type="string" calcext:value-type="string">
            <text:p>GDX</text:p>
          </table:table-cell>
          <table:table-cell table:style-name="ce5" office:value-type="string" calcext:value-type="string">
            <text:p>REPLACE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28" calcext:value-type="float">
            <text:p>0.28</text:p>
          </table:table-cell>
          <table:table-cell office:value-type="float" office:value="42.8" calcext:value-type="float">
            <text:p>42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266" calcext:value-type="float">
            <text:p>0.26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E4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156" calcext:value-type="float">
            <text:p>0.156</text:p>
          </table:table-cell>
          <table:table-cell office:value-type="float" office:value="39.7" calcext:value-type="float">
            <text:p>39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7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16" calcext:value-type="float">
            <text:p>0.16</text:p>
          </table:table-cell>
          <table:table-cell office:value-type="float" office:value="38.3" calcext:value-type="float">
            <text:p>38.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7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34" calcext:value-type="float">
            <text:p>0.34</text:p>
          </table:table-cell>
          <table:table-cell office:value-type="float" office:value="42.5" calcext:value-type="float">
            <text:p>42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5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style-name="Default"/>
          <table:table-cell office:value-type="float" office:value="0.224" calcext:value-type="float">
            <text:p>0.224</text:p>
          </table:table-cell>
          <table:table-cell office:value-type="float" office:value="47.7" calcext:value-type="float">
            <text:p>47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8-07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56" calcext:value-type="float">
            <text:p>0.056</text:p>
          </table:table-cell>
          <table:table-cell office:value-type="float" office:value="39.9" calcext:value-type="float">
            <text:p>39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9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e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23" calcext:value-type="float">
            <text:p>0.123</text:p>
          </table:table-cell>
          <table:table-cell office:value-type="float" office:value="40.2" calcext:value-type="float">
            <text:p>40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1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63" calcext:value-type="float">
            <text:p>0.163</text:p>
          </table:table-cell>
          <table:table-cell office:value-type="float" office:value="39.6" calcext:value-type="float">
            <text:p>39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0-1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e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234" calcext:value-type="float">
            <text:p>0.234</text:p>
          </table:table-cell>
          <table:table-cell office:value-type="float" office:value="37.6" calcext:value-type="float">
            <text:p>37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7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627" calcext:value-type="float">
            <text:p>0.1627</text:p>
          </table:table-cell>
          <table:table-cell office:value-type="float" office:value="45.6" calcext:value-type="float">
            <text:p>45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6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table:style-name="Default"/>
          <table:table-cell office:value-type="float" office:value="0.063" calcext:value-type="float">
            <text:p>0.063</text:p>
          </table:table-cell>
          <table:table-cell office:value-type="float" office:value="39.8" calcext:value-type="float">
            <text:p>39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7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601" calcext:value-type="float">
            <text:p>0.0601</text:p>
          </table:table-cell>
          <table:table-cell office:value-type="float" office:value="39.6" calcext:value-type="float">
            <text:p>39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1-09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2672" calcext:value-type="float">
            <text:p>0.2672</text:p>
          </table:table-cell>
          <table:table-cell office:value-type="float" office:value="36.7" calcext:value-type="float">
            <text:p>36.7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12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P A</text:p>
          </table:table-cell>
          <table:table-cell table:style-name="ce5" office:value-type="string" calcext:value-type="string">
            <text:p>GDX</text:p>
          </table:table-cell>
          <table:table-cell table:style-name="ce5" office:value-type="string" calcext:value-type="string">
            <text:p>CONTROL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13" calcext:value-type="float">
            <text:p>0.13</text:p>
          </table:table-cell>
          <table:table-cell office:value-type="float" office:value="40.1" calcext:value-type="float">
            <text:p>40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3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155" calcext:value-type="float">
            <text:p>0.155</text:p>
          </table:table-cell>
          <table:table-cell office:value-type="float" office:value="40.9" calcext:value-type="float">
            <text:p>40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3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077" calcext:value-type="float">
            <text:p>0.077</text:p>
          </table:table-cell>
          <table:table-cell office:value-type="float" office:value="36.1" calcext:value-type="float">
            <text:p>36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5-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41.6" calcext:value-type="float">
            <text:p>41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6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072" calcext:value-type="float">
            <text:p>0.072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6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3-0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81" calcext:value-type="float">
            <text:p>0.181</text:p>
          </table:table-cell>
          <table:table-cell office:value-type="float" office:value="41.4" calcext:value-type="float">
            <text:p>41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8-08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16" calcext:value-type="float">
            <text:p>0.116</text:p>
          </table:table-cell>
          <table:table-cell office:value-type="float" office:value="41.9" calcext:value-type="float">
            <text:p>41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7-0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79" calcext:value-type="float">
            <text:p>0.179</text:p>
          </table:table-cell>
          <table:table-cell office:value-type="float" office:value="42.8" calcext:value-type="float">
            <text:p>42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4-12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16" calcext:value-type="float">
            <text:p>0.116</text:p>
          </table:table-cell>
          <table:table-cell office:value-type="float" office:value="45.5" calcext:value-type="float">
            <text:p>45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6-0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81" calcext:value-type="float">
            <text:p>0.081</text:p>
          </table:table-cell>
          <table:table-cell office:value-type="float" office:value="42.4" calcext:value-type="float">
            <text:p>42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4-03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383" calcext:value-type="float">
            <text:p>0.0383</text:p>
          </table:table-cell>
          <table:table-cell office:value-type="float" office:value="39.6" calcext:value-type="float">
            <text:p>39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5-05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86" calcext:value-type="float">
            <text:p>0.086</text:p>
          </table:table-cell>
          <table:table-cell office:value-type="float" office:value="40.4" calcext:value-type="float">
            <text:p>40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4-07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84" calcext:value-type="float">
            <text:p>0.084</text:p>
          </table:table-cell>
          <table:table-cell office:value-type="float" office:value="34.2" calcext:value-type="float">
            <text:p>34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2-06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962" calcext:value-type="float">
            <text:p>0.0962</text:p>
          </table:table-cell>
          <table:table-cell office:value-type="float" office:value="37.7" calcext:value-type="float">
            <text:p>37.7</text:p>
          </table:table-cell>
          <table:table-cell table:number-columns-repeated="1015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4" table:style-name="ta1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9" table:style-name="ta14">
        <table:table-column table:style-name="co1" table:number-columns-repeated="1024" table:default-cell-style-name="ce1"/>
        <table:table-row table:style-name="ro2"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P B</text:p>
          </table:table-cell>
          <table:table-cell table:style-name="ce5" office:value-type="string" calcext:value-type="string">
            <text:p>GDX</text:p>
          </table:table-cell>
          <table:table-cell table:style-name="ce5" office:value-type="string" calcext:value-type="string">
            <text:p>CONTROL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Hormone Replacement</text:p>
          </table:table-cell>
          <table:table-cell office:value-type="string" calcext:value-type="string">
            <text:p>Date Perfused</text:p>
          </table:table-cell>
          <table:table-cell office:value-type="string" calcext:value-type="string">
            <text:p>Gonad Weight</text:p>
          </table:table-cell>
          <table:table-cell office:value-type="string" calcext:value-type="string">
            <text:p>Prostate Weight</text:p>
          </table:table-cell>
          <table:table-cell office:value-type="string" calcext:value-type="string">
            <text:p>End We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25" calcext:value-type="float">
            <text:p>0.25</text:p>
          </table:table-cell>
          <table:table-cell office:value-type="float" office:value="38.2" calcext:value-type="float">
            <text:p>38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17" calcext:value-type="float">
            <text:p>0.17</text:p>
          </table:table-cell>
          <table:table-cell office:value-type="float" office:value="39.2" calcext:value-type="float">
            <text:p>39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4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7" calcext:value-type="date">
            <text:p>27-Apr-15</text:p>
          </table:table-cell>
          <table:table-cell office:value-type="string" calcext:value-type="string">
            <text:p>NA</text:p>
          </table:table-cell>
          <table:table-cell office:value-type="float" office:value="0.186" calcext:value-type="float">
            <text:p>0.186</text:p>
          </table:table-cell>
          <table:table-cell office:value-type="float" office:value="40.8" calcext:value-type="float">
            <text:p>40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7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 table:style-name="ce7" office:value-type="date" office:date-value="2015-04-28" calcext:value-type="date">
            <text:p>28-Apr-15</text:p>
          </table:table-cell>
          <table:table-cell office:value-type="string" calcext:value-type="string">
            <text:p>NA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8-07M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9-1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3" calcext:value-type="float">
            <text:p>0.13</text:p>
          </table:table-cell>
          <table:table-cell office:value-type="float" office:value="37.9" calcext:value-type="float">
            <text:p>37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9-09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04" calcext:value-type="float">
            <text:p>0.104</text:p>
          </table:table-cell>
          <table:table-cell office:value-type="float" office:value="38.7" calcext:value-type="float">
            <text:p>38.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1-03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02" calcext:value-type="float">
            <text:p>0.102</text:p>
          </table:table-cell>
          <table:table-cell office:value-type="float" office:value="41.5" calcext:value-type="float">
            <text:p>41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15-04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5" calcext:value-type="float">
            <text:p>0.15</text:p>
          </table:table-cell>
          <table:table-cell office:value-type="float" office:value="41.5" calcext:value-type="float">
            <text:p>41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1-04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558" calcext:value-type="float">
            <text:p>0.0558</text:p>
          </table:table-cell>
          <table:table-cell office:value-type="float" office:value="38.5" calcext:value-type="float">
            <text:p>38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6-05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174" calcext:value-type="float">
            <text:p>0.1174</text:p>
          </table:table-cell>
          <table:table-cell office:value-type="float" office:value="40.9" calcext:value-type="float">
            <text:p>40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1-03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1711" calcext:value-type="float">
            <text:p>0.1711</text:p>
          </table:table-cell>
          <table:table-cell office:value-type="float" office:value="40.5" calcext:value-type="float">
            <text:p>40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7-08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37.4" calcext:value-type="float">
            <text:p>37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7-06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076" calcext:value-type="float">
            <text:p>0.076</text:p>
          </table:table-cell>
          <table:table-cell office:value-type="float" office:value="46.5" calcext:value-type="float">
            <text:p>46.5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3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00-00-00</text:date>, <text:time style:data-style-name="N2" text:time-value="19:42:18.037107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</meta:initial-creator>
    <meta:print-date>2015-04-30T21:13:21</meta:print-date>
    <meta:creation-date>2015-04-27T14:20:48</meta:creation-date>
    <dc:date>2016-10-06T19:44:33.767133175</dc:date>
    <meta:generator>LibreOffice/5.1.4.2$Linux_X86_64 LibreOffice_project/10m0$Build-2</meta:generator>
    <meta:editing-duration>PT12M10S</meta:editing-duration>
    <meta:editing-cycles>6</meta:editing-cycles>
    <meta:document-statistic meta:table-count="14" meta:cell-count="43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